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3.5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rand" table:style-name="ta1">
        <table:shapes>
          <draw:frame draw:z-index="0" draw:style-name="gr1" draw:text-style-name="P1" svg:width="719.46pt" svg:height="532.32pt" svg:x="312.04pt" svg:y="670.11pt">
            <loext:p draw:notify-on-update-of-ranges="OEMMA_arranged_rand.A3:OEMMA_arranged_rand.A102 OEMMA_arranged_rand.B2:OEMMA_arranged_rand.B2 OEMMA_arranged_rand.B3:OEMMA_arranged_rand.B102 OEMMA_arranged_rand.A3:OEMMA_arranged_rand.A102 OEMMA_arranged_rand.C2:OEMMA_arranged_rand.C2 OEMMA_arranged_rand.C3:OEMMA_arranged_rand.C102 OEMMA_arranged_rand.A3:OEMMA_arranged_rand.A102 OEMMA_arranged_rand.D2:OEMMA_arranged_rand.D2 OEMMA_arranged_rand.D3:OEMMA_arranged_rand.D102 OEMMA_arranged_rand.A3:OEMMA_arranged_rand.A102 OEMMA_arranged_rand.E2:OEMMA_arranged_rand.E2 OEMMA_arranged_rand.E3:OEMMA_arranged_rand.E102 OEMMA_arranged_rand.A3:OEMMA_arranged_rand.A102 OEMMA_arranged_rand.F2:OEMMA_arranged_rand.F2 OEMMA_arranged_rand.F3:OEMMA_arranged_rand.F102 OEMMA_arranged_rand.A3:OEMMA_arranged_rand.A102 OEMMA_arranged_rand.G2:OEMMA_arranged_rand.G2 OEMMA_arranged_rand.G3:OEMMA_arranged_rand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ref/OEMMA121101_61b.mzTree qref/OEMMA121101_61b.mz5 qref/OEMMA121101_61b.mzDB qref/OEMMA121101_61b.mzML queries/OEMMA_random.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5175868" calcext:value-type="float">
            <text:p>5175868</text:p>
          </table:table-cell>
          <table:table-cell office:value-type="float" office:value="2.305786217" calcext:value-type="float">
            <text:p>2.305786217</text:p>
          </table:table-cell>
          <table:table-cell office:value-type="float" office:value="15.30192606" calcext:value-type="float">
            <text:p>15.30192606</text:p>
          </table:table-cell>
          <table:table-cell office:value-type="float" office:value="4.838564491" calcext:value-type="float">
            <text:p>4.838564491</text:p>
          </table:table-cell>
          <table:table-cell office:value-type="float" office:value="3.43" calcext:value-type="float">
            <text:p>3.43</text:p>
          </table:table-cell>
          <table:table-cell office:value-type="float" office:value="3.83" calcext:value-type="float">
            <text:p>3.83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477166" calcext:value-type="float">
            <text:p>477166</text:p>
          </table:table-cell>
          <table:table-cell office:value-type="float" office:value="2.24704083" calcext:value-type="float">
            <text:p>2.24704083</text:p>
          </table:table-cell>
          <table:table-cell office:value-type="float" office:value="3.908509071" calcext:value-type="float">
            <text:p>3.908509071</text:p>
          </table:table-cell>
          <table:table-cell office:value-type="float" office:value="0.509139004" calcext:value-type="float">
            <text:p>0.50913900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9" calcext:value-type="float">
            <text:p>0.789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1420033" calcext:value-type="float">
            <text:p>1420033</text:p>
          </table:table-cell>
          <table:table-cell office:value-type="float" office:value="2.580093671" calcext:value-type="float">
            <text:p>2.580093671</text:p>
          </table:table-cell>
          <table:table-cell office:value-type="float" office:value="4.097622304" calcext:value-type="float">
            <text:p>4.097622304</text:p>
          </table:table-cell>
          <table:table-cell office:value-type="float" office:value="0.726706212" calcext:value-type="float">
            <text:p>0.726706212</text:p>
          </table:table-cell>
          <table:table-cell office:value-type="float" office:value="1.744" calcext:value-type="float">
            <text:p>1.744</text:p>
          </table:table-cell>
          <table:table-cell office:value-type="float" office:value="1.405" calcext:value-type="float">
            <text:p>1.40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25468321" calcext:value-type="float">
            <text:p>25468321</text:p>
          </table:table-cell>
          <table:table-cell office:value-type="float" office:value="2.71238707" calcext:value-type="float">
            <text:p>2.71238707</text:p>
          </table:table-cell>
          <table:table-cell office:value-type="float" office:value="4.303461637" calcext:value-type="float">
            <text:p>4.303461637</text:p>
          </table:table-cell>
          <table:table-cell office:value-type="float" office:value="0.848840282" calcext:value-type="float">
            <text:p>0.848840282</text:p>
          </table:table-cell>
          <table:table-cell office:value-type="float" office:value="19.509" calcext:value-type="float">
            <text:p>19.509</text:p>
          </table:table-cell>
          <table:table-cell office:value-type="float" office:value="18.015" calcext:value-type="float">
            <text:p>18.0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1429593" calcext:value-type="float">
            <text:p>21429593</text:p>
          </table:table-cell>
          <table:table-cell office:value-type="float" office:value="3.852825719" calcext:value-type="float">
            <text:p>3.852825719</text:p>
          </table:table-cell>
          <table:table-cell office:value-type="float" office:value="5.597117171" calcext:value-type="float">
            <text:p>5.597117171</text:p>
          </table:table-cell>
          <table:table-cell office:value-type="float" office:value="1.34400579" calcext:value-type="float">
            <text:p>1.34400579</text:p>
          </table:table-cell>
          <table:table-cell office:value-type="float" office:value="18.411" calcext:value-type="float">
            <text:p>18.411</text:p>
          </table:table-cell>
          <table:table-cell office:value-type="float" office:value="15.335" calcext:value-type="float">
            <text:p>15.3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7225706" calcext:value-type="float">
            <text:p>27225706</text:p>
          </table:table-cell>
          <table:table-cell office:value-type="float" office:value="2.743333974" calcext:value-type="float">
            <text:p>2.743333974</text:p>
          </table:table-cell>
          <table:table-cell office:value-type="float" office:value="4.287990298" calcext:value-type="float">
            <text:p>4.287990298</text:p>
          </table:table-cell>
          <table:table-cell office:value-type="float" office:value="0.785461513" calcext:value-type="float">
            <text:p>0.785461513</text:p>
          </table:table-cell>
          <table:table-cell office:value-type="float" office:value="20.613" calcext:value-type="float">
            <text:p>20.613</text:p>
          </table:table-cell>
          <table:table-cell office:value-type="float" office:value="5.181" calcext:value-type="float">
            <text:p>5.18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2696045" calcext:value-type="float">
            <text:p>12696045</text:p>
          </table:table-cell>
          <table:table-cell office:value-type="float" office:value="2.324548459" calcext:value-type="float">
            <text:p>2.324548459</text:p>
          </table:table-cell>
          <table:table-cell office:value-type="float" office:value="3.968422816" calcext:value-type="float">
            <text:p>3.968422816</text:p>
          </table:table-cell>
          <table:table-cell office:value-type="float" office:value="0.582311091" calcext:value-type="float">
            <text:p>0.582311091</text:p>
          </table:table-cell>
          <table:table-cell office:value-type="float" office:value="10.608" calcext:value-type="float">
            <text:p>10.608</text:p>
          </table:table-cell>
          <table:table-cell office:value-type="float" office:value="8.138" calcext:value-type="float">
            <text:p>8.13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302374" calcext:value-type="float">
            <text:p>8302374</text:p>
          </table:table-cell>
          <table:table-cell office:value-type="float" office:value="3.325010465" calcext:value-type="float">
            <text:p>3.325010465</text:p>
          </table:table-cell>
          <table:table-cell office:value-type="float" office:value="4.958806177" calcext:value-type="float">
            <text:p>4.958806177</text:p>
          </table:table-cell>
          <table:table-cell office:value-type="float" office:value="1.090708791" calcext:value-type="float">
            <text:p>1.090708791</text:p>
          </table:table-cell>
          <table:table-cell office:value-type="float" office:value="9.194" calcext:value-type="float">
            <text:p>9.194</text:p>
          </table:table-cell>
          <table:table-cell office:value-type="float" office:value="5.591" calcext:value-type="float">
            <text:p>5.591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4306574" calcext:value-type="float">
            <text:p>14306574</text:p>
          </table:table-cell>
          <table:table-cell office:value-type="float" office:value="4.309077943" calcext:value-type="float">
            <text:p>4.309077943</text:p>
          </table:table-cell>
          <table:table-cell office:value-type="float" office:value="6.008195972" calcext:value-type="float">
            <text:p>6.008195972</text:p>
          </table:table-cell>
          <table:table-cell office:value-type="float" office:value="1.583127389" calcext:value-type="float">
            <text:p>1.583127389</text:p>
          </table:table-cell>
          <table:table-cell office:value-type="float" office:value="13.562" calcext:value-type="float">
            <text:p>13.562</text:p>
          </table:table-cell>
          <table:table-cell office:value-type="float" office:value="2.355" calcext:value-type="float">
            <text:p>2.35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80760" calcext:value-type="float">
            <text:p>280760</text:p>
          </table:table-cell>
          <table:table-cell office:value-type="float" office:value="1.993608755" calcext:value-type="float">
            <text:p>1.993608755</text:p>
          </table:table-cell>
          <table:table-cell office:value-type="float" office:value="3.573469521" calcext:value-type="float">
            <text:p>3.573469521</text:p>
          </table:table-cell>
          <table:table-cell office:value-type="float" office:value="0.393455136" calcext:value-type="float">
            <text:p>0.393455136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9780652" calcext:value-type="float">
            <text:p>9780652</text:p>
          </table:table-cell>
          <table:table-cell office:value-type="float" office:value="2.98006674" calcext:value-type="float">
            <text:p>2.98006674</text:p>
          </table:table-cell>
          <table:table-cell office:value-type="float" office:value="4.656292341" calcext:value-type="float">
            <text:p>4.656292341</text:p>
          </table:table-cell>
          <table:table-cell office:value-type="float" office:value="0.905776763" calcext:value-type="float">
            <text:p>0.905776763</text:p>
          </table:table-cell>
          <table:table-cell office:value-type="float" office:value="9.956" calcext:value-type="float">
            <text:p>9.956</text:p>
          </table:table-cell>
          <table:table-cell office:value-type="float" office:value="0.487" calcext:value-type="float">
            <text:p>0.48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202251" calcext:value-type="float">
            <text:p>2202251</text:p>
          </table:table-cell>
          <table:table-cell office:value-type="float" office:value="2.042039511" calcext:value-type="float">
            <text:p>2.042039511</text:p>
          </table:table-cell>
          <table:table-cell office:value-type="float" office:value="3.56339659" calcext:value-type="float">
            <text:p>3.56339659</text:p>
          </table:table-cell>
          <table:table-cell office:value-type="float" office:value="0.404721852" calcext:value-type="float">
            <text:p>0.404721852</text:p>
          </table:table-cell>
          <table:table-cell office:value-type="float" office:value="2.221" calcext:value-type="float">
            <text:p>2.22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293738" calcext:value-type="float">
            <text:p>3293738</text:p>
          </table:table-cell>
          <table:table-cell office:value-type="float" office:value="2.564324789" calcext:value-type="float">
            <text:p>2.564324789</text:p>
          </table:table-cell>
          <table:table-cell office:value-type="float" office:value="4.372415353" calcext:value-type="float">
            <text:p>4.372415353</text:p>
          </table:table-cell>
          <table:table-cell office:value-type="float" office:value="0.70109099" calcext:value-type="float">
            <text:p>0.70109099</text:p>
          </table:table-cell>
          <table:table-cell office:value-type="float" office:value="5.451" calcext:value-type="float">
            <text:p>5.451</text:p>
          </table:table-cell>
          <table:table-cell office:value-type="float" office:value="0.257" calcext:value-type="float">
            <text:p>0.25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1557757" calcext:value-type="float">
            <text:p>11557757</text:p>
          </table:table-cell>
          <table:table-cell office:value-type="float" office:value="3.168929473" calcext:value-type="float">
            <text:p>3.168929473</text:p>
          </table:table-cell>
          <table:table-cell office:value-type="float" office:value="4.793586722" calcext:value-type="float">
            <text:p>4.793586722</text:p>
          </table:table-cell>
          <table:table-cell office:value-type="float" office:value="0.986104153" calcext:value-type="float">
            <text:p>0.986104153</text:p>
          </table:table-cell>
          <table:table-cell office:value-type="float" office:value="9.769" calcext:value-type="float">
            <text:p>9.769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468873" calcext:value-type="float">
            <text:p>5468873</text:p>
          </table:table-cell>
          <table:table-cell office:value-type="float" office:value="2.822405628" calcext:value-type="float">
            <text:p>2.822405628</text:p>
          </table:table-cell>
          <table:table-cell office:value-type="float" office:value="4.418312621" calcext:value-type="float">
            <text:p>4.418312621</text:p>
          </table:table-cell>
          <table:table-cell office:value-type="float" office:value="0.8498569" calcext:value-type="float">
            <text:p>0.8498569</text:p>
          </table:table-cell>
          <table:table-cell office:value-type="float" office:value="5.873" calcext:value-type="float">
            <text:p>5.873</text:p>
          </table:table-cell>
          <table:table-cell office:value-type="float" office:value="1.05" calcext:value-type="float">
            <text:p>1.0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33471354" calcext:value-type="float">
            <text:p>33471354</text:p>
          </table:table-cell>
          <table:table-cell office:value-type="float" office:value="3.197617643" calcext:value-type="float">
            <text:p>3.197617643</text:p>
          </table:table-cell>
          <table:table-cell office:value-type="float" office:value="4.824448937" calcext:value-type="float">
            <text:p>4.824448937</text:p>
          </table:table-cell>
          <table:table-cell office:value-type="float" office:value="1.025108518" calcext:value-type="float">
            <text:p>1.025108518</text:p>
          </table:table-cell>
          <table:table-cell office:value-type="float" office:value="28.666" calcext:value-type="float">
            <text:p>28.666</text:p>
          </table:table-cell>
          <table:table-cell office:value-type="float" office:value="3.981" calcext:value-type="float">
            <text:p>3.981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5990193" calcext:value-type="float">
            <text:p>5990193</text:p>
          </table:table-cell>
          <table:table-cell office:value-type="float" office:value="2.333015487" calcext:value-type="float">
            <text:p>2.333015487</text:p>
          </table:table-cell>
          <table:table-cell office:value-type="float" office:value="4.014357362" calcext:value-type="float">
            <text:p>4.014357362</text:p>
          </table:table-cell>
          <table:table-cell office:value-type="float" office:value="0.577952637" calcext:value-type="float">
            <text:p>0.577952637</text:p>
          </table:table-cell>
          <table:table-cell office:value-type="float" office:value="6.61" calcext:value-type="float">
            <text:p>6.61</text:p>
          </table:table-cell>
          <table:table-cell office:value-type="float" office:value="0.434" calcext:value-type="float">
            <text:p>0.43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5218289" calcext:value-type="float">
            <text:p>25218289</text:p>
          </table:table-cell>
          <table:table-cell office:value-type="float" office:value="3.248197241" calcext:value-type="float">
            <text:p>3.248197241</text:p>
          </table:table-cell>
          <table:table-cell office:value-type="float" office:value="4.92633876" calcext:value-type="float">
            <text:p>4.92633876</text:p>
          </table:table-cell>
          <table:table-cell office:value-type="float" office:value="1.048423073" calcext:value-type="float">
            <text:p>1.048423073</text:p>
          </table:table-cell>
          <table:table-cell office:value-type="float" office:value="23.551" calcext:value-type="float">
            <text:p>23.551</text:p>
          </table:table-cell>
          <table:table-cell office:value-type="float" office:value="3.136" calcext:value-type="float">
            <text:p>3.13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592134" calcext:value-type="float">
            <text:p>4592134</text:p>
          </table:table-cell>
          <table:table-cell office:value-type="float" office:value="2.380087397" calcext:value-type="float">
            <text:p>2.380087397</text:p>
          </table:table-cell>
          <table:table-cell office:value-type="float" office:value="3.985433596" calcext:value-type="float">
            <text:p>3.985433596</text:p>
          </table:table-cell>
          <table:table-cell office:value-type="float" office:value="0.641987563" calcext:value-type="float">
            <text:p>0.641987563</text:p>
          </table:table-cell>
          <table:table-cell office:value-type="float" office:value="4.628" calcext:value-type="float">
            <text:p>4.628</text:p>
          </table:table-cell>
          <table:table-cell office:value-type="float" office:value="2.985" calcext:value-type="float">
            <text:p>2.985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36033988" calcext:value-type="float">
            <text:p>36033988</text:p>
          </table:table-cell>
          <table:table-cell office:value-type="float" office:value="2.983662497" calcext:value-type="float">
            <text:p>2.983662497</text:p>
          </table:table-cell>
          <table:table-cell office:value-type="float" office:value="4.731472025" calcext:value-type="float">
            <text:p>4.731472025</text:p>
          </table:table-cell>
          <table:table-cell office:value-type="float" office:value="0.925479121" calcext:value-type="float">
            <text:p>0.925479121</text:p>
          </table:table-cell>
          <table:table-cell office:value-type="float" office:value="30.193" calcext:value-type="float">
            <text:p>30.193</text:p>
          </table:table-cell>
          <table:table-cell office:value-type="float" office:value="6.719" calcext:value-type="float">
            <text:p>6.71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868749" calcext:value-type="float">
            <text:p>1868749</text:p>
          </table:table-cell>
          <table:table-cell office:value-type="float" office:value="2.26829363" calcext:value-type="float">
            <text:p>2.26829363</text:p>
          </table:table-cell>
          <table:table-cell office:value-type="float" office:value="3.877085958" calcext:value-type="float">
            <text:p>3.877085958</text:p>
          </table:table-cell>
          <table:table-cell office:value-type="float" office:value="0.544337459" calcext:value-type="float">
            <text:p>0.544337459</text:p>
          </table:table-cell>
          <table:table-cell office:value-type="float" office:value="3.923" calcext:value-type="float">
            <text:p>3.92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2688170" calcext:value-type="float">
            <text:p>2688170</text:p>
          </table:table-cell>
          <table:table-cell office:value-type="float" office:value="2.404642163" calcext:value-type="float">
            <text:p>2.404642163</text:p>
          </table:table-cell>
          <table:table-cell office:value-type="float" office:value="4.162421004" calcext:value-type="float">
            <text:p>4.162421004</text:p>
          </table:table-cell>
          <table:table-cell office:value-type="float" office:value="0.633005908" calcext:value-type="float">
            <text:p>0.633005908</text:p>
          </table:table-cell>
          <table:table-cell office:value-type="float" office:value="5.635" calcext:value-type="float">
            <text:p>5.635</text:p>
          </table:table-cell>
          <table:table-cell office:value-type="float" office:value="0.704" calcext:value-type="float">
            <text:p>0.704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28846664" calcext:value-type="float">
            <text:p>28846664</text:p>
          </table:table-cell>
          <table:table-cell office:value-type="float" office:value="2.801600149" calcext:value-type="float">
            <text:p>2.801600149</text:p>
          </table:table-cell>
          <table:table-cell office:value-type="float" office:value="4.434210722" calcext:value-type="float">
            <text:p>4.434210722</text:p>
          </table:table-cell>
          <table:table-cell office:value-type="float" office:value="0.824888985" calcext:value-type="float">
            <text:p>0.824888985</text:p>
          </table:table-cell>
          <table:table-cell office:value-type="float" office:value="24.898" calcext:value-type="float">
            <text:p>24.898</text:p>
          </table:table-cell>
          <table:table-cell office:value-type="float" office:value="1.276" calcext:value-type="float">
            <text:p>1.27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602216" calcext:value-type="float">
            <text:p>9602216</text:p>
          </table:table-cell>
          <table:table-cell office:value-type="float" office:value="2.192362604" calcext:value-type="float">
            <text:p>2.192362604</text:p>
          </table:table-cell>
          <table:table-cell office:value-type="float" office:value="3.748545849" calcext:value-type="float">
            <text:p>3.748545849</text:p>
          </table:table-cell>
          <table:table-cell office:value-type="float" office:value="0.532723484" calcext:value-type="float">
            <text:p>0.532723484</text:p>
          </table:table-cell>
          <table:table-cell office:value-type="float" office:value="7.027" calcext:value-type="float">
            <text:p>7.027</text:p>
          </table:table-cell>
          <table:table-cell office:value-type="float" office:value="0.386" calcext:value-type="float">
            <text:p>0.38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78435" calcext:value-type="float">
            <text:p>15478435</text:p>
          </table:table-cell>
          <table:table-cell office:value-type="float" office:value="2.422936536" calcext:value-type="float">
            <text:p>2.422936536</text:p>
          </table:table-cell>
          <table:table-cell office:value-type="float" office:value="4.013067334" calcext:value-type="float">
            <text:p>4.013067334</text:p>
          </table:table-cell>
          <table:table-cell office:value-type="float" office:value="0.602566261" calcext:value-type="float">
            <text:p>0.602566261</text:p>
          </table:table-cell>
          <table:table-cell office:value-type="float" office:value="13.877" calcext:value-type="float">
            <text:p>13.877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50031" calcext:value-type="float">
            <text:p>850031</text:p>
          </table:table-cell>
          <table:table-cell office:value-type="float" office:value="2.026903878" calcext:value-type="float">
            <text:p>2.026903878</text:p>
          </table:table-cell>
          <table:table-cell office:value-type="float" office:value="3.52130386" calcext:value-type="float">
            <text:p>3.52130386</text:p>
          </table:table-cell>
          <table:table-cell office:value-type="float" office:value="0.431210769" calcext:value-type="float">
            <text:p>0.43121076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71" calcext:value-type="float">
            <text:p>0.37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9672429" calcext:value-type="float">
            <text:p>49672429</text:p>
          </table:table-cell>
          <table:table-cell office:value-type="float" office:value="3.793009124" calcext:value-type="float">
            <text:p>3.793009124</text:p>
          </table:table-cell>
          <table:table-cell office:value-type="float" office:value="5.463463337" calcext:value-type="float">
            <text:p>5.463463337</text:p>
          </table:table-cell>
          <table:table-cell office:value-type="float" office:value="1.320437187" calcext:value-type="float">
            <text:p>1.320437187</text:p>
          </table:table-cell>
          <table:table-cell office:value-type="float" office:value="39.971" calcext:value-type="float">
            <text:p>39.971</text:p>
          </table:table-cell>
          <table:table-cell office:value-type="float" office:value="7.849" calcext:value-type="float">
            <text:p>7.84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901491" calcext:value-type="float">
            <text:p>6901491</text:p>
          </table:table-cell>
          <table:table-cell office:value-type="float" office:value="2.941497067" calcext:value-type="float">
            <text:p>2.941497067</text:p>
          </table:table-cell>
          <table:table-cell office:value-type="float" office:value="4.58461353" calcext:value-type="float">
            <text:p>4.58461353</text:p>
          </table:table-cell>
          <table:table-cell office:value-type="float" office:value="0.871425788" calcext:value-type="float">
            <text:p>0.871425788</text:p>
          </table:table-cell>
          <table:table-cell office:value-type="float" office:value="7.346" calcext:value-type="float">
            <text:p>7.346</text:p>
          </table:table-cell>
          <table:table-cell office:value-type="float" office:value="0.374" calcext:value-type="float">
            <text:p>0.37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436177" calcext:value-type="float">
            <text:p>1436177</text:p>
          </table:table-cell>
          <table:table-cell office:value-type="float" office:value="2.263771107" calcext:value-type="float">
            <text:p>2.263771107</text:p>
          </table:table-cell>
          <table:table-cell office:value-type="float" office:value="3.700592923" calcext:value-type="float">
            <text:p>3.700592923</text:p>
          </table:table-cell>
          <table:table-cell office:value-type="float" office:value="0.48289333" calcext:value-type="float">
            <text:p>0.48289333</text:p>
          </table:table-cell>
          <table:table-cell office:value-type="float" office:value="1.51" calcext:value-type="float">
            <text:p>1.51</text:p>
          </table:table-cell>
          <table:table-cell office:value-type="float" office:value="0.06" calcext:value-type="float">
            <text:p>0.0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4436516" calcext:value-type="float">
            <text:p>4436516</text:p>
          </table:table-cell>
          <table:table-cell office:value-type="float" office:value="2.242021793" calcext:value-type="float">
            <text:p>2.242021793</text:p>
          </table:table-cell>
          <table:table-cell office:value-type="float" office:value="3.886733608" calcext:value-type="float">
            <text:p>3.886733608</text:p>
          </table:table-cell>
          <table:table-cell office:value-type="float" office:value="0.521930378" calcext:value-type="float">
            <text:p>0.521930378</text:p>
          </table:table-cell>
          <table:table-cell office:value-type="float" office:value="6.678" calcext:value-type="float">
            <text:p>6.678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4605418" calcext:value-type="float">
            <text:p>14605418</text:p>
          </table:table-cell>
          <table:table-cell office:value-type="float" office:value="2.383100722" calcext:value-type="float">
            <text:p>2.383100722</text:p>
          </table:table-cell>
          <table:table-cell office:value-type="float" office:value="4.042834875" calcext:value-type="float">
            <text:p>4.042834875</text:p>
          </table:table-cell>
          <table:table-cell office:value-type="float" office:value="0.593932566" calcext:value-type="float">
            <text:p>0.593932566</text:p>
          </table:table-cell>
          <table:table-cell office:value-type="float" office:value="14.595" calcext:value-type="float">
            <text:p>14.595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55011" calcext:value-type="float">
            <text:p>155011</text:p>
          </table:table-cell>
          <table:table-cell office:value-type="float" office:value="2.019776528" calcext:value-type="float">
            <text:p>2.019776528</text:p>
          </table:table-cell>
          <table:table-cell office:value-type="float" office:value="3.637170578" calcext:value-type="float">
            <text:p>3.637170578</text:p>
          </table:table-cell>
          <table:table-cell office:value-type="float" office:value="0.437523549" calcext:value-type="float">
            <text:p>0.437523549</text:p>
          </table:table-cell>
          <table:table-cell office:value-type="float" office:value="0.261" calcext:value-type="float">
            <text:p>0.261</text:p>
          </table:table-cell>
          <table:table-cell office:value-type="float" office:value="0.01" calcext:value-type="float">
            <text:p>0.0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655552" calcext:value-type="float">
            <text:p>655552</text:p>
          </table:table-cell>
          <table:table-cell office:value-type="float" office:value="2.010782213" calcext:value-type="float">
            <text:p>2.010782213</text:p>
          </table:table-cell>
          <table:table-cell office:value-type="float" office:value="3.596076723" calcext:value-type="float">
            <text:p>3.596076723</text:p>
          </table:table-cell>
          <table:table-cell office:value-type="float" office:value="0.395364665" calcext:value-type="float">
            <text:p>0.39536466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948230" calcext:value-type="float">
            <text:p>4948230</text:p>
          </table:table-cell>
          <table:table-cell office:value-type="float" office:value="3.02002613" calcext:value-type="float">
            <text:p>3.02002613</text:p>
          </table:table-cell>
          <table:table-cell office:value-type="float" office:value="4.6948609" calcext:value-type="float">
            <text:p>4.6948609</text:p>
          </table:table-cell>
          <table:table-cell office:value-type="float" office:value="0.933474838" calcext:value-type="float">
            <text:p>0.933474838</text:p>
          </table:table-cell>
          <table:table-cell office:value-type="float" office:value="5.546" calcext:value-type="float">
            <text:p>5.5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4369093" calcext:value-type="float">
            <text:p>34369093</text:p>
          </table:table-cell>
          <table:table-cell office:value-type="float" office:value="2.972160338" calcext:value-type="float">
            <text:p>2.972160338</text:p>
          </table:table-cell>
          <table:table-cell office:value-type="float" office:value="4.586640906" calcext:value-type="float">
            <text:p>4.586640906</text:p>
          </table:table-cell>
          <table:table-cell office:value-type="float" office:value="0.898843199" calcext:value-type="float">
            <text:p>0.898843199</text:p>
          </table:table-cell>
          <table:table-cell office:value-type="float" office:value="28.99" calcext:value-type="float">
            <text:p>28.99</text:p>
          </table:table-cell>
          <table:table-cell office:value-type="float" office:value="1.884" calcext:value-type="float">
            <text:p>1.88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001172" calcext:value-type="float">
            <text:p>1001172</text:p>
          </table:table-cell>
          <table:table-cell office:value-type="float" office:value="1.997466923" calcext:value-type="float">
            <text:p>1.997466923</text:p>
          </table:table-cell>
          <table:table-cell office:value-type="float" office:value="3.547528028" calcext:value-type="float">
            <text:p>3.547528028</text:p>
          </table:table-cell>
          <table:table-cell office:value-type="float" office:value="0.389192209" calcext:value-type="float">
            <text:p>0.3891922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4934" calcext:value-type="float">
            <text:p>264934</text:p>
          </table:table-cell>
          <table:table-cell office:value-type="float" office:value="1.991817369" calcext:value-type="float">
            <text:p>1.991817369</text:p>
          </table:table-cell>
          <table:table-cell office:value-type="float" office:value="3.631655691" calcext:value-type="float">
            <text:p>3.631655691</text:p>
          </table:table-cell>
          <table:table-cell office:value-type="float" office:value="0.38424396" calcext:value-type="float">
            <text:p>0.38424396</text:p>
          </table:table-cell>
          <table:table-cell office:value-type="float" office:value="3.138" calcext:value-type="float">
            <text:p>3.138</text:p>
          </table:table-cell>
          <table:table-cell office:value-type="float" office:value="0.385" calcext:value-type="float">
            <text:p>0.385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5768162" calcext:value-type="float">
            <text:p>5768162</text:p>
          </table:table-cell>
          <table:table-cell office:value-type="float" office:value="2.220973225" calcext:value-type="float">
            <text:p>2.220973225</text:p>
          </table:table-cell>
          <table:table-cell office:value-type="float" office:value="3.75778539" calcext:value-type="float">
            <text:p>3.75778539</text:p>
          </table:table-cell>
          <table:table-cell office:value-type="float" office:value="0.508130682" calcext:value-type="float">
            <text:p>0.508130682</text:p>
          </table:table-cell>
          <table:table-cell office:value-type="float" office:value="4.013" calcext:value-type="float">
            <text:p>4.0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15044" calcext:value-type="float">
            <text:p>915044</text:p>
          </table:table-cell>
          <table:table-cell office:value-type="float" office:value="2.051826304" calcext:value-type="float">
            <text:p>2.051826304</text:p>
          </table:table-cell>
          <table:table-cell office:value-type="float" office:value="3.498901869" calcext:value-type="float">
            <text:p>3.498901869</text:p>
          </table:table-cell>
          <table:table-cell office:value-type="float" office:value="0.431616767" calcext:value-type="float">
            <text:p>0.431616767</text:p>
          </table:table-cell>
          <table:table-cell office:value-type="float" office:value="1.467" calcext:value-type="float">
            <text:p>1.4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10928874" calcext:value-type="float">
            <text:p>10928874</text:p>
          </table:table-cell>
          <table:table-cell office:value-type="float" office:value="2.382161786" calcext:value-type="float">
            <text:p>2.382161786</text:p>
          </table:table-cell>
          <table:table-cell office:value-type="float" office:value="3.975097082" calcext:value-type="float">
            <text:p>3.975097082</text:p>
          </table:table-cell>
          <table:table-cell office:value-type="float" office:value="0.593760863" calcext:value-type="float">
            <text:p>0.593760863</text:p>
          </table:table-cell>
          <table:table-cell office:value-type="float" office:value="7.726" calcext:value-type="float">
            <text:p>7.7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1.985140544" calcext:value-type="float">
            <text:p>1.985140544</text:p>
          </table:table-cell>
          <table:table-cell office:value-type="float" office:value="3.483340806" calcext:value-type="float">
            <text:p>3.483340806</text:p>
          </table:table-cell>
          <table:table-cell office:value-type="float" office:value="0.385324627" calcext:value-type="float">
            <text:p>0.385324627</text:p>
          </table:table-cell>
          <table:table-cell office:value-type="float" office:value="0.437" calcext:value-type="float">
            <text:p>0.4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1516677" calcext:value-type="float">
            <text:p>1516677</text:p>
          </table:table-cell>
          <table:table-cell office:value-type="float" office:value="1.995674769" calcext:value-type="float">
            <text:p>1.995674769</text:p>
          </table:table-cell>
          <table:table-cell office:value-type="float" office:value="3.603985563" calcext:value-type="float">
            <text:p>3.603985563</text:p>
          </table:table-cell>
          <table:table-cell office:value-type="float" office:value="0.392978198" calcext:value-type="float">
            <text:p>0.392978198</text:p>
          </table:table-cell>
          <table:table-cell office:value-type="float" office:value="2.739" calcext:value-type="float">
            <text:p>2.739</text:p>
          </table:table-cell>
          <table:table-cell office:value-type="float" office:value="0.15" calcext:value-type="float">
            <text:p>0.15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369539" calcext:value-type="float">
            <text:p>369539</text:p>
          </table:table-cell>
          <table:table-cell office:value-type="float" office:value="2.26975357" calcext:value-type="float">
            <text:p>2.26975357</text:p>
          </table:table-cell>
          <table:table-cell office:value-type="float" office:value="3.720200122" calcext:value-type="float">
            <text:p>3.720200122</text:p>
          </table:table-cell>
          <table:table-cell office:value-type="float" office:value="0.544802572" calcext:value-type="float">
            <text:p>0.544802572</text:p>
          </table:table-cell>
          <table:table-cell office:value-type="float" office:value="1.531" calcext:value-type="float">
            <text:p>1.531</text:p>
          </table:table-cell>
          <table:table-cell office:value-type="float" office:value="0.058" calcext:value-type="float">
            <text:p>0.058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16257321" calcext:value-type="float">
            <text:p>16257321</text:p>
          </table:table-cell>
          <table:table-cell office:value-type="float" office:value="4.095989247" calcext:value-type="float">
            <text:p>4.095989247</text:p>
          </table:table-cell>
          <table:table-cell office:value-type="float" office:value="5.798411197" calcext:value-type="float">
            <text:p>5.798411197</text:p>
          </table:table-cell>
          <table:table-cell office:value-type="float" office:value="1.42223633" calcext:value-type="float">
            <text:p>1.42223633</text:p>
          </table:table-cell>
          <table:table-cell office:value-type="float" office:value="14.27" calcext:value-type="float">
            <text:p>14.27</text:p>
          </table:table-cell>
          <table:table-cell office:value-type="float" office:value="0.912" calcext:value-type="float">
            <text:p>0.91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031603" calcext:value-type="float">
            <text:p>1031603</text:p>
          </table:table-cell>
          <table:table-cell office:value-type="float" office:value="2.443044311" calcext:value-type="float">
            <text:p>2.443044311</text:p>
          </table:table-cell>
          <table:table-cell office:value-type="float" office:value="4.257595508" calcext:value-type="float">
            <text:p>4.257595508</text:p>
          </table:table-cell>
          <table:table-cell office:value-type="float" office:value="0.679666879" calcext:value-type="float">
            <text:p>0.679666879</text:p>
          </table:table-cell>
          <table:table-cell office:value-type="float" office:value="1.74" calcext:value-type="float">
            <text:p>1.7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78916" calcext:value-type="float">
            <text:p>278916</text:p>
          </table:table-cell>
          <table:table-cell office:value-type="float" office:value="2.131518573" calcext:value-type="float">
            <text:p>2.131518573</text:p>
          </table:table-cell>
          <table:table-cell office:value-type="float" office:value="3.675094843" calcext:value-type="float">
            <text:p>3.675094843</text:p>
          </table:table-cell>
          <table:table-cell office:value-type="float" office:value="0.455416247" calcext:value-type="float">
            <text:p>0.455416247</text:p>
          </table:table-cell>
          <table:table-cell office:value-type="float" office:value="1.31" calcext:value-type="float">
            <text:p>1.31</text:p>
          </table:table-cell>
          <table:table-cell office:value-type="float" office:value="0.058" calcext:value-type="float">
            <text:p>0.058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float" office:value="2572713" calcext:value-type="float">
            <text:p>2572713</text:p>
          </table:table-cell>
          <table:table-cell office:value-type="float" office:value="2.054095316" calcext:value-type="float">
            <text:p>2.054095316</text:p>
          </table:table-cell>
          <table:table-cell office:value-type="float" office:value="3.653084804" calcext:value-type="float">
            <text:p>3.653084804</text:p>
          </table:table-cell>
          <table:table-cell office:value-type="float" office:value="0.419641044" calcext:value-type="float">
            <text:p>0.419641044</text:p>
          </table:table-cell>
          <table:table-cell office:value-type="float" office:value="2.005" calcext:value-type="float">
            <text:p>2.0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41910" calcext:value-type="float">
            <text:p>641910</text:p>
          </table:table-cell>
          <table:table-cell office:value-type="float" office:value="2.424167512" calcext:value-type="float">
            <text:p>2.424167512</text:p>
          </table:table-cell>
          <table:table-cell office:value-type="float" office:value="3.952700137" calcext:value-type="float">
            <text:p>3.952700137</text:p>
          </table:table-cell>
          <table:table-cell office:value-type="float" office:value="0.631377428" calcext:value-type="float">
            <text:p>0.631377428</text:p>
          </table:table-cell>
          <table:table-cell office:value-type="float" office:value="2.388" calcext:value-type="float">
            <text:p>2.3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27750" calcext:value-type="float">
            <text:p>127750</text:p>
          </table:table-cell>
          <table:table-cell office:value-type="float" office:value="1.984457234" calcext:value-type="float">
            <text:p>1.984457234</text:p>
          </table:table-cell>
          <table:table-cell office:value-type="float" office:value="3.513448245" calcext:value-type="float">
            <text:p>3.513448245</text:p>
          </table:table-cell>
          <table:table-cell office:value-type="float" office:value="0.396509372" calcext:value-type="float">
            <text:p>0.3965093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66297" calcext:value-type="float">
            <text:p>966297</text:p>
          </table:table-cell>
          <table:table-cell office:value-type="float" office:value="2.068192787" calcext:value-type="float">
            <text:p>2.068192787</text:p>
          </table:table-cell>
          <table:table-cell office:value-type="float" office:value="3.64370876" calcext:value-type="float">
            <text:p>3.64370876</text:p>
          </table:table-cell>
          <table:table-cell office:value-type="float" office:value="0.444241764" calcext:value-type="float">
            <text:p>0.444241764</text:p>
          </table:table-cell>
          <table:table-cell office:value-type="float" office:value="3.399" calcext:value-type="float">
            <text:p>3.399</text:p>
          </table:table-cell>
          <table:table-cell office:value-type="float" office:value="0.154" calcext:value-type="float">
            <text:p>0.15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9817" calcext:value-type="float">
            <text:p>29817</text:p>
          </table:table-cell>
          <table:table-cell office:value-type="float" office:value="1.973346551" calcext:value-type="float">
            <text:p>1.973346551</text:p>
          </table:table-cell>
          <table:table-cell office:value-type="float" office:value="3.527048767" calcext:value-type="float">
            <text:p>3.527048767</text:p>
          </table:table-cell>
          <table:table-cell office:value-type="float" office:value="0.370977171" calcext:value-type="float">
            <text:p>0.37097717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35" calcext:value-type="float">
            <text:p>0.035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815937" calcext:value-type="float">
            <text:p>815937</text:p>
          </table:table-cell>
          <table:table-cell office:value-type="float" office:value="2.056655205" calcext:value-type="float">
            <text:p>2.056655205</text:p>
          </table:table-cell>
          <table:table-cell office:value-type="float" office:value="3.680170147" calcext:value-type="float">
            <text:p>3.680170147</text:p>
          </table:table-cell>
          <table:table-cell office:value-type="float" office:value="0.421523317" calcext:value-type="float">
            <text:p>0.421523317</text:p>
          </table:table-cell>
          <table:table-cell office:value-type="float" office:value="1.94" calcext:value-type="float">
            <text:p>1.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8705780" calcext:value-type="float">
            <text:p>8705780</text:p>
          </table:table-cell>
          <table:table-cell office:value-type="float" office:value="2.134990973" calcext:value-type="float">
            <text:p>2.134990973</text:p>
          </table:table-cell>
          <table:table-cell office:value-type="float" office:value="3.653169793" calcext:value-type="float">
            <text:p>3.653169793</text:p>
          </table:table-cell>
          <table:table-cell office:value-type="float" office:value="0.505050725" calcext:value-type="float">
            <text:p>0.505050725</text:p>
          </table:table-cell>
          <table:table-cell office:value-type="float" office:value="5.121" calcext:value-type="float">
            <text:p>5.121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666956" calcext:value-type="float">
            <text:p>7666956</text:p>
          </table:table-cell>
          <table:table-cell office:value-type="float" office:value="2.17310811" calcext:value-type="float">
            <text:p>2.17310811</text:p>
          </table:table-cell>
          <table:table-cell office:value-type="float" office:value="3.758425132" calcext:value-type="float">
            <text:p>3.758425132</text:p>
          </table:table-cell>
          <table:table-cell office:value-type="float" office:value="0.501181252" calcext:value-type="float">
            <text:p>0.501181252</text:p>
          </table:table-cell>
          <table:table-cell office:value-type="float" office:value="5.731" calcext:value-type="float">
            <text:p>5.73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222121" calcext:value-type="float">
            <text:p>6222121</text:p>
          </table:table-cell>
          <table:table-cell office:value-type="float" office:value="3.235861784" calcext:value-type="float">
            <text:p>3.235861784</text:p>
          </table:table-cell>
          <table:table-cell office:value-type="float" office:value="4.866196332" calcext:value-type="float">
            <text:p>4.866196332</text:p>
          </table:table-cell>
          <table:table-cell office:value-type="float" office:value="1.05107751" calcext:value-type="float">
            <text:p>1.05107751</text:p>
          </table:table-cell>
          <table:table-cell office:value-type="float" office:value="7.764" calcext:value-type="float">
            <text:p>7.764</text:p>
          </table:table-cell>
          <table:table-cell office:value-type="float" office:value="0.537" calcext:value-type="float">
            <text:p>0.537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3193683" calcext:value-type="float">
            <text:p>13193683</text:p>
          </table:table-cell>
          <table:table-cell office:value-type="float" office:value="2.434535196" calcext:value-type="float">
            <text:p>2.434535196</text:p>
          </table:table-cell>
          <table:table-cell office:value-type="float" office:value="4.304724755" calcext:value-type="float">
            <text:p>4.304724755</text:p>
          </table:table-cell>
          <table:table-cell office:value-type="float" office:value="0.624260879" calcext:value-type="float">
            <text:p>0.624260879</text:p>
          </table:table-cell>
          <table:table-cell office:value-type="float" office:value="12.242" calcext:value-type="float">
            <text:p>12.242</text:p>
          </table:table-cell>
          <table:table-cell office:value-type="float" office:value="0.508" calcext:value-type="float">
            <text:p>0.5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663919" calcext:value-type="float">
            <text:p>3663919</text:p>
          </table:table-cell>
          <table:table-cell office:value-type="float" office:value="2.432148422" calcext:value-type="float">
            <text:p>2.432148422</text:p>
          </table:table-cell>
          <table:table-cell office:value-type="float" office:value="3.965094528" calcext:value-type="float">
            <text:p>3.965094528</text:p>
          </table:table-cell>
          <table:table-cell office:value-type="float" office:value="0.645481355" calcext:value-type="float">
            <text:p>0.645481355</text:p>
          </table:table-cell>
          <table:table-cell office:value-type="float" office:value="3.753" calcext:value-type="float">
            <text:p>3.75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9621146" calcext:value-type="float">
            <text:p>9621146</text:p>
          </table:table-cell>
          <table:table-cell office:value-type="float" office:value="3.402825487" calcext:value-type="float">
            <text:p>3.402825487</text:p>
          </table:table-cell>
          <table:table-cell office:value-type="float" office:value="5.069171039" calcext:value-type="float">
            <text:p>5.069171039</text:p>
          </table:table-cell>
          <table:table-cell office:value-type="float" office:value="1.140584573" calcext:value-type="float">
            <text:p>1.140584573</text:p>
          </table:table-cell>
          <table:table-cell office:value-type="float" office:value="8.649" calcext:value-type="float">
            <text:p>8.649</text:p>
          </table:table-cell>
          <table:table-cell office:value-type="float" office:value="0.97" calcext:value-type="float">
            <text:p>0.97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803275" calcext:value-type="float">
            <text:p>803275</text:p>
          </table:table-cell>
          <table:table-cell office:value-type="float" office:value="2.283934805" calcext:value-type="float">
            <text:p>2.283934805</text:p>
          </table:table-cell>
          <table:table-cell office:value-type="float" office:value="3.748897383" calcext:value-type="float">
            <text:p>3.748897383</text:p>
          </table:table-cell>
          <table:table-cell office:value-type="float" office:value="0.565153548" calcext:value-type="float">
            <text:p>0.56515354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47284" calcext:value-type="float">
            <text:p>47284</text:p>
          </table:table-cell>
          <table:table-cell office:value-type="float" office:value="1.96880634" calcext:value-type="float">
            <text:p>1.96880634</text:p>
          </table:table-cell>
          <table:table-cell office:value-type="float" office:value="3.544782643" calcext:value-type="float">
            <text:p>3.544782643</text:p>
          </table:table-cell>
          <table:table-cell office:value-type="float" office:value="0.374944829" calcext:value-type="float">
            <text:p>0.374944829</text:p>
          </table:table-cell>
          <table:table-cell office:value-type="float" office:value="1.26" calcext:value-type="float">
            <text:p>1.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5548455" calcext:value-type="float">
            <text:p>25548455</text:p>
          </table:table-cell>
          <table:table-cell office:value-type="float" office:value="2.671511493" calcext:value-type="float">
            <text:p>2.671511493</text:p>
          </table:table-cell>
          <table:table-cell office:value-type="float" office:value="4.403826826" calcext:value-type="float">
            <text:p>4.403826826</text:p>
          </table:table-cell>
          <table:table-cell office:value-type="float" office:value="0.736214618" calcext:value-type="float">
            <text:p>0.736214618</text:p>
          </table:table-cell>
          <table:table-cell office:value-type="float" office:value="19.616" calcext:value-type="float">
            <text:p>19.616</text:p>
          </table:table-cell>
          <table:table-cell office:value-type="float" office:value="1.02" calcext:value-type="float">
            <text:p>1.0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96471" calcext:value-type="float">
            <text:p>696471</text:p>
          </table:table-cell>
          <table:table-cell office:value-type="float" office:value="1.989655828" calcext:value-type="float">
            <text:p>1.989655828</text:p>
          </table:table-cell>
          <table:table-cell office:value-type="float" office:value="3.457816912" calcext:value-type="float">
            <text:p>3.457816912</text:p>
          </table:table-cell>
          <table:table-cell office:value-type="float" office:value="0.400593376" calcext:value-type="float">
            <text:p>0.400593376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" calcext:value-type="float">
            <text:p>0.0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0552722" calcext:value-type="float">
            <text:p>20552722</text:p>
          </table:table-cell>
          <table:table-cell office:value-type="float" office:value="2.623762034" calcext:value-type="float">
            <text:p>2.623762034</text:p>
          </table:table-cell>
          <table:table-cell office:value-type="float" office:value="4.090320363" calcext:value-type="float">
            <text:p>4.090320363</text:p>
          </table:table-cell>
          <table:table-cell office:value-type="float" office:value="0.725430701" calcext:value-type="float">
            <text:p>0.725430701</text:p>
          </table:table-cell>
          <table:table-cell office:value-type="float" office:value="13.962" calcext:value-type="float">
            <text:p>13.962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float" office:value="2.086889819" calcext:value-type="float">
            <text:p>2.086889819</text:p>
          </table:table-cell>
          <table:table-cell office:value-type="float" office:value="3.655854884" calcext:value-type="float">
            <text:p>3.655854884</text:p>
          </table:table-cell>
          <table:table-cell office:value-type="float" office:value="0.454146688" calcext:value-type="float">
            <text:p>0.454146688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5425112" calcext:value-type="float">
            <text:p>5425112</text:p>
          </table:table-cell>
          <table:table-cell office:value-type="float" office:value="2.802753496" calcext:value-type="float">
            <text:p>2.802753496</text:p>
          </table:table-cell>
          <table:table-cell office:value-type="float" office:value="4.436951878" calcext:value-type="float">
            <text:p>4.436951878</text:p>
          </table:table-cell>
          <table:table-cell office:value-type="float" office:value="0.80952091" calcext:value-type="float">
            <text:p>0.80952091</text:p>
          </table:table-cell>
          <table:table-cell office:value-type="float" office:value="5.588" calcext:value-type="float">
            <text:p>5.588</text:p>
          </table:table-cell>
          <table:table-cell office:value-type="float" office:value="0.279" calcext:value-type="float">
            <text:p>0.279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31741" calcext:value-type="float">
            <text:p>331741</text:p>
          </table:table-cell>
          <table:table-cell office:value-type="float" office:value="2.060754055" calcext:value-type="float">
            <text:p>2.060754055</text:p>
          </table:table-cell>
          <table:table-cell office:value-type="float" office:value="3.615073243" calcext:value-type="float">
            <text:p>3.615073243</text:p>
          </table:table-cell>
          <table:table-cell office:value-type="float" office:value="0.448819245" calcext:value-type="float">
            <text:p>0.448819245</text:p>
          </table:table-cell>
          <table:table-cell office:value-type="float" office:value="2.229" calcext:value-type="float">
            <text:p>2.229</text:p>
          </table:table-cell>
          <table:table-cell office:value-type="float" office:value="0.086" calcext:value-type="float">
            <text:p>0.086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26391267" calcext:value-type="float">
            <text:p>26391267</text:p>
          </table:table-cell>
          <table:table-cell office:value-type="float" office:value="2.6931968" calcext:value-type="float">
            <text:p>2.6931968</text:p>
          </table:table-cell>
          <table:table-cell office:value-type="float" office:value="4.249160325" calcext:value-type="float">
            <text:p>4.249160325</text:p>
          </table:table-cell>
          <table:table-cell office:value-type="float" office:value="0.78537952" calcext:value-type="float">
            <text:p>0.78537952</text:p>
          </table:table-cell>
          <table:table-cell office:value-type="float" office:value="19.165" calcext:value-type="float">
            <text:p>19.165</text:p>
          </table:table-cell>
          <table:table-cell office:value-type="float" office:value="1.181" calcext:value-type="float">
            <text:p>1.18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617526" calcext:value-type="float">
            <text:p>1617526</text:p>
          </table:table-cell>
          <table:table-cell office:value-type="float" office:value="2.471012003" calcext:value-type="float">
            <text:p>2.471012003</text:p>
          </table:table-cell>
          <table:table-cell office:value-type="float" office:value="4.031731379" calcext:value-type="float">
            <text:p>4.031731379</text:p>
          </table:table-cell>
          <table:table-cell office:value-type="float" office:value="0.657220944" calcext:value-type="float">
            <text:p>0.657220944</text:p>
          </table:table-cell>
          <table:table-cell office:value-type="float" office:value="2.849" calcext:value-type="float">
            <text:p>2.849</text:p>
          </table:table-cell>
          <table:table-cell office:value-type="float" office:value="0.269" calcext:value-type="float">
            <text:p>0.269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5504289" calcext:value-type="float">
            <text:p>15504289</text:p>
          </table:table-cell>
          <table:table-cell office:value-type="float" office:value="4.263855192" calcext:value-type="float">
            <text:p>4.263855192</text:p>
          </table:table-cell>
          <table:table-cell office:value-type="float" office:value="5.984259888" calcext:value-type="float">
            <text:p>5.984259888</text:p>
          </table:table-cell>
          <table:table-cell office:value-type="float" office:value="1.549838192" calcext:value-type="float">
            <text:p>1.549838192</text:p>
          </table:table-cell>
          <table:table-cell office:value-type="float" office:value="14.366" calcext:value-type="float">
            <text:p>14.366</text:p>
          </table:table-cell>
          <table:table-cell office:value-type="float" office:value="0.615" calcext:value-type="float">
            <text:p>0.61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5604229" calcext:value-type="float">
            <text:p>15604229</text:p>
          </table:table-cell>
          <table:table-cell office:value-type="float" office:value="2.386057289" calcext:value-type="float">
            <text:p>2.386057289</text:p>
          </table:table-cell>
          <table:table-cell office:value-type="float" office:value="3.889020765" calcext:value-type="float">
            <text:p>3.889020765</text:p>
          </table:table-cell>
          <table:table-cell office:value-type="float" office:value="0.615648749" calcext:value-type="float">
            <text:p>0.615648749</text:p>
          </table:table-cell>
          <table:table-cell office:value-type="float" office:value="11.536" calcext:value-type="float">
            <text:p>11.536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634589" calcext:value-type="float">
            <text:p>2634589</text:p>
          </table:table-cell>
          <table:table-cell office:value-type="float" office:value="3.209698899" calcext:value-type="float">
            <text:p>3.209698899</text:p>
          </table:table-cell>
          <table:table-cell office:value-type="float" office:value="4.772713097" calcext:value-type="float">
            <text:p>4.772713097</text:p>
          </table:table-cell>
          <table:table-cell office:value-type="float" office:value="1.024448712" calcext:value-type="float">
            <text:p>1.024448712</text:p>
          </table:table-cell>
          <table:table-cell office:value-type="float" office:value="3.386" calcext:value-type="float">
            <text:p>3.3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4207094" calcext:value-type="float">
            <text:p>4207094</text:p>
          </table:table-cell>
          <table:table-cell office:value-type="float" office:value="2.107593874" calcext:value-type="float">
            <text:p>2.107593874</text:p>
          </table:table-cell>
          <table:table-cell office:value-type="float" office:value="3.664532445" calcext:value-type="float">
            <text:p>3.664532445</text:p>
          </table:table-cell>
          <table:table-cell office:value-type="float" office:value="0.446467534" calcext:value-type="float">
            <text:p>0.446467534</text:p>
          </table:table-cell>
          <table:table-cell office:value-type="float" office:value="4.606" calcext:value-type="float">
            <text:p>4.6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6354902" calcext:value-type="float">
            <text:p>6354902</text:p>
          </table:table-cell>
          <table:table-cell office:value-type="float" office:value="2.451820756" calcext:value-type="float">
            <text:p>2.451820756</text:p>
          </table:table-cell>
          <table:table-cell office:value-type="float" office:value="4.062040357" calcext:value-type="float">
            <text:p>4.062040357</text:p>
          </table:table-cell>
          <table:table-cell office:value-type="float" office:value="0.63335551" calcext:value-type="float">
            <text:p>0.63335551</text:p>
          </table:table-cell>
          <table:table-cell office:value-type="float" office:value="4.351" calcext:value-type="float">
            <text:p>4.351</text:p>
          </table:table-cell>
          <table:table-cell office:value-type="float" office:value="0.218" calcext:value-type="float">
            <text:p>0.21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601629" calcext:value-type="float">
            <text:p>2601629</text:p>
          </table:table-cell>
          <table:table-cell office:value-type="float" office:value="2.075531029" calcext:value-type="float">
            <text:p>2.075531029</text:p>
          </table:table-cell>
          <table:table-cell office:value-type="float" office:value="3.591461176" calcext:value-type="float">
            <text:p>3.591461176</text:p>
          </table:table-cell>
          <table:table-cell office:value-type="float" office:value="0.431845103" calcext:value-type="float">
            <text:p>0.431845103</text:p>
          </table:table-cell>
          <table:table-cell office:value-type="float" office:value="3.335" calcext:value-type="float">
            <text:p>3.3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05273" calcext:value-type="float">
            <text:p>405273</text:p>
          </table:table-cell>
          <table:table-cell office:value-type="float" office:value="1.968566859" calcext:value-type="float">
            <text:p>1.968566859</text:p>
          </table:table-cell>
          <table:table-cell office:value-type="float" office:value="3.572108273" calcext:value-type="float">
            <text:p>3.572108273</text:p>
          </table:table-cell>
          <table:table-cell office:value-type="float" office:value="0.379821692" calcext:value-type="float">
            <text:p>0.379821692</text:p>
          </table:table-cell>
          <table:table-cell office:value-type="float" office:value="0.858" calcext:value-type="float">
            <text:p>0.858</text:p>
          </table:table-cell>
          <table:table-cell table:number-columns-repeated="2"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515540" calcext:value-type="float">
            <text:p>3515540</text:p>
          </table:table-cell>
          <table:table-cell office:value-type="float" office:value="2.160508437" calcext:value-type="float">
            <text:p>2.160508437</text:p>
          </table:table-cell>
          <table:table-cell office:value-type="float" office:value="3.738628306" calcext:value-type="float">
            <text:p>3.738628306</text:p>
          </table:table-cell>
          <table:table-cell office:value-type="float" office:value="0.482456371" calcext:value-type="float">
            <text:p>0.482456371</text:p>
          </table:table-cell>
          <table:table-cell office:value-type="float" office:value="4.327" calcext:value-type="float">
            <text:p>4.327</text:p>
          </table:table-cell>
          <table:table-cell office:value-type="float" office:value="0.207" calcext:value-type="float">
            <text:p>0.20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224683" calcext:value-type="float">
            <text:p>1224683</text:p>
          </table:table-cell>
          <table:table-cell office:value-type="float" office:value="2.699202465" calcext:value-type="float">
            <text:p>2.699202465</text:p>
          </table:table-cell>
          <table:table-cell office:value-type="float" office:value="4.248910739" calcext:value-type="float">
            <text:p>4.248910739</text:p>
          </table:table-cell>
          <table:table-cell office:value-type="float" office:value="0.763830072" calcext:value-type="float">
            <text:p>0.763830072</text:p>
          </table:table-cell>
          <table:table-cell office:value-type="float" office:value="2.091" calcext:value-type="float">
            <text:p>2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927162" calcext:value-type="float">
            <text:p>1927162</text:p>
          </table:table-cell>
          <table:table-cell office:value-type="float" office:value="2.343489128" calcext:value-type="float">
            <text:p>2.343489128</text:p>
          </table:table-cell>
          <table:table-cell office:value-type="float" office:value="3.950286019" calcext:value-type="float">
            <text:p>3.950286019</text:p>
          </table:table-cell>
          <table:table-cell office:value-type="float" office:value="0.594372219" calcext:value-type="float">
            <text:p>0.594372219</text:p>
          </table:table-cell>
          <table:table-cell office:value-type="float" office:value="4.887" calcext:value-type="float">
            <text:p>4.887</text:p>
          </table:table-cell>
          <table:table-cell office:value-type="float" office:value="0.225" calcext:value-type="float">
            <text:p>0.22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9680475" calcext:value-type="float">
            <text:p>19680475</text:p>
          </table:table-cell>
          <table:table-cell office:value-type="float" office:value="2.679004715" calcext:value-type="float">
            <text:p>2.679004715</text:p>
          </table:table-cell>
          <table:table-cell office:value-type="float" office:value="4.397149003" calcext:value-type="float">
            <text:p>4.397149003</text:p>
          </table:table-cell>
          <table:table-cell office:value-type="float" office:value="0.756791176" calcext:value-type="float">
            <text:p>0.756791176</text:p>
          </table:table-cell>
          <table:table-cell office:value-type="float" office:value="16.911" calcext:value-type="float">
            <text:p>16.91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33206326" calcext:value-type="float">
            <text:p>33206326</text:p>
          </table:table-cell>
          <table:table-cell office:value-type="float" office:value="2.917949505" calcext:value-type="float">
            <text:p>2.917949505</text:p>
          </table:table-cell>
          <table:table-cell office:value-type="float" office:value="4.525581289" calcext:value-type="float">
            <text:p>4.525581289</text:p>
          </table:table-cell>
          <table:table-cell office:value-type="float" office:value="0.870946309" calcext:value-type="float">
            <text:p>0.870946309</text:p>
          </table:table-cell>
          <table:table-cell office:value-type="float" office:value="24.532" calcext:value-type="float">
            <text:p>24.532</text:p>
          </table:table-cell>
          <table:table-cell office:value-type="float" office:value="1.369" calcext:value-type="float">
            <text:p>1.36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969963" calcext:value-type="float">
            <text:p>2969963</text:p>
          </table:table-cell>
          <table:table-cell office:value-type="float" office:value="2.553761228" calcext:value-type="float">
            <text:p>2.553761228</text:p>
          </table:table-cell>
          <table:table-cell office:value-type="float" office:value="4.143262751" calcext:value-type="float">
            <text:p>4.143262751</text:p>
          </table:table-cell>
          <table:table-cell office:value-type="float" office:value="0.718431928" calcext:value-type="float">
            <text:p>0.718431928</text:p>
          </table:table-cell>
          <table:table-cell office:value-type="float" office:value="2.76" calcext:value-type="float">
            <text:p>2.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5778858" calcext:value-type="float">
            <text:p>5778858</text:p>
          </table:table-cell>
          <table:table-cell office:value-type="float" office:value="2.27827128" calcext:value-type="float">
            <text:p>2.27827128</text:p>
          </table:table-cell>
          <table:table-cell office:value-type="float" office:value="3.665744169" calcext:value-type="float">
            <text:p>3.665744169</text:p>
          </table:table-cell>
          <table:table-cell office:value-type="float" office:value="0.474927957" calcext:value-type="float">
            <text:p>0.474927957</text:p>
          </table:table-cell>
          <table:table-cell office:value-type="float" office:value="4.507" calcext:value-type="float">
            <text:p>4.50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2017434" calcext:value-type="float">
            <text:p>22017434</text:p>
          </table:table-cell>
          <table:table-cell office:value-type="float" office:value="2.628929775" calcext:value-type="float">
            <text:p>2.628929775</text:p>
          </table:table-cell>
          <table:table-cell office:value-type="float" office:value="4.313087548" calcext:value-type="float">
            <text:p>4.313087548</text:p>
          </table:table-cell>
          <table:table-cell office:value-type="float" office:value="0.719282531" calcext:value-type="float">
            <text:p>0.719282531</text:p>
          </table:table-cell>
          <table:table-cell office:value-type="float" office:value="17.682" calcext:value-type="float">
            <text:p>17.682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302748" calcext:value-type="float">
            <text:p>1302748</text:p>
          </table:table-cell>
          <table:table-cell office:value-type="float" office:value="2.103796495" calcext:value-type="float">
            <text:p>2.103796495</text:p>
          </table:table-cell>
          <table:table-cell office:value-type="float" office:value="3.627786793" calcext:value-type="float">
            <text:p>3.627786793</text:p>
          </table:table-cell>
          <table:table-cell office:value-type="float" office:value="0.393414488" calcext:value-type="float">
            <text:p>0.393414488</text:p>
          </table:table-cell>
          <table:table-cell office:value-type="float" office:value="1.201" calcext:value-type="float">
            <text:p>1.20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86191" calcext:value-type="float">
            <text:p>486191</text:p>
          </table:table-cell>
          <table:table-cell office:value-type="float" office:value="2.257695447" calcext:value-type="float">
            <text:p>2.257695447</text:p>
          </table:table-cell>
          <table:table-cell office:value-type="float" office:value="3.805072384" calcext:value-type="float">
            <text:p>3.805072384</text:p>
          </table:table-cell>
          <table:table-cell office:value-type="float" office:value="0.545868868" calcext:value-type="float">
            <text:p>0.545868868</text:p>
          </table:table-cell>
          <table:table-cell office:value-type="float" office:value="2.516" calcext:value-type="float">
            <text:p>2.516</text:p>
          </table:table-cell>
          <table:table-cell office:value-type="float" office:value="0.101" calcext:value-type="float">
            <text:p>0.101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44211656" calcext:value-type="float">
            <text:p>44211656</text:p>
          </table:table-cell>
          <table:table-cell office:value-type="float" office:value="3.483011011" calcext:value-type="float">
            <text:p>3.483011011</text:p>
          </table:table-cell>
          <table:table-cell office:value-type="float" office:value="5.13611391" calcext:value-type="float">
            <text:p>5.13611391</text:p>
          </table:table-cell>
          <table:table-cell office:value-type="float" office:value="1.133290021" calcext:value-type="float">
            <text:p>1.133290021</text:p>
          </table:table-cell>
          <table:table-cell office:value-type="float" office:value="34.456" calcext:value-type="float">
            <text:p>34.456</text:p>
          </table:table-cell>
          <table:table-cell office:value-type="float" office:value="2.033" calcext:value-type="float">
            <text:p>2.03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498908" calcext:value-type="float">
            <text:p>1498908</text:p>
          </table:table-cell>
          <table:table-cell office:value-type="float" office:value="2.250906122" calcext:value-type="float">
            <text:p>2.250906122</text:p>
          </table:table-cell>
          <table:table-cell office:value-type="float" office:value="3.761565746" calcext:value-type="float">
            <text:p>3.761565746</text:p>
          </table:table-cell>
          <table:table-cell office:value-type="float" office:value="0.529782428" calcext:value-type="float">
            <text:p>0.529782428</text:p>
          </table:table-cell>
          <table:table-cell office:value-type="float" office:value="1.242" calcext:value-type="float">
            <text:p>1.2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661717" calcext:value-type="float">
            <text:p>4661717</text:p>
          </table:table-cell>
          <table:table-cell office:value-type="float" office:value="2.691307675" calcext:value-type="float">
            <text:p>2.691307675</text:p>
          </table:table-cell>
          <table:table-cell office:value-type="float" office:value="4.288987437" calcext:value-type="float">
            <text:p>4.288987437</text:p>
          </table:table-cell>
          <table:table-cell office:value-type="float" office:value="0.745543876" calcext:value-type="float">
            <text:p>0.745543876</text:p>
          </table:table-cell>
          <table:table-cell office:value-type="float" office:value="5.406" calcext:value-type="float">
            <text:p>5.406</text:p>
          </table:table-cell>
          <table:table-cell office:value-type="float" office:value="0.26" calcext:value-type="float">
            <text:p>0.2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281092" calcext:value-type="float">
            <text:p>281092</text:p>
          </table:table-cell>
          <table:table-cell office:value-type="float" office:value="1.967606895" calcext:value-type="float">
            <text:p>1.967606895</text:p>
          </table:table-cell>
          <table:table-cell office:value-type="float" office:value="3.52839634" calcext:value-type="float">
            <text:p>3.52839634</text:p>
          </table:table-cell>
          <table:table-cell office:value-type="float" office:value="0.373283934" calcext:value-type="float">
            <text:p>0.37328393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2039261" calcext:value-type="float">
            <text:p>2039261</text:p>
          </table:table-cell>
          <table:table-cell office:value-type="float" office:value="2.023766387" calcext:value-type="float">
            <text:p>2.023766387</text:p>
          </table:table-cell>
          <table:table-cell office:value-type="float" office:value="3.479261079" calcext:value-type="float">
            <text:p>3.479261079</text:p>
          </table:table-cell>
          <table:table-cell office:value-type="float" office:value="0.399852635" calcext:value-type="float">
            <text:p>0.399852635</text:p>
          </table:table-cell>
          <table:table-cell office:value-type="float" office:value="1.752" calcext:value-type="float">
            <text:p>1.75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49996" calcext:value-type="float">
            <text:p>3049996</text:p>
          </table:table-cell>
          <table:table-cell office:value-type="float" office:value="2.462137542" calcext:value-type="float">
            <text:p>2.462137542</text:p>
          </table:table-cell>
          <table:table-cell office:value-type="float" office:value="4.010561778" calcext:value-type="float">
            <text:p>4.010561778</text:p>
          </table:table-cell>
          <table:table-cell office:value-type="float" office:value="0.65541764" calcext:value-type="float">
            <text:p>0.65541764</text:p>
          </table:table-cell>
          <table:table-cell office:value-type="float" office:value="3.441" calcext:value-type="float">
            <text:p>3.441</text:p>
          </table:table-cell>
          <table:table-cell office:value-type="float" office:value="0.16" calcext:value-type="float">
            <text:p>0.16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2076379" calcext:value-type="float">
            <text:p>12076379</text:p>
          </table:table-cell>
          <table:table-cell office:value-type="float" office:value="3.5232747" calcext:value-type="float">
            <text:p>3.5232747</text:p>
          </table:table-cell>
          <table:table-cell office:value-type="float" office:value="5.053852504" calcext:value-type="float">
            <text:p>5.053852504</text:p>
          </table:table-cell>
          <table:table-cell office:value-type="float" office:value="1.121834254" calcext:value-type="float">
            <text:p>1.121834254</text:p>
          </table:table-cell>
          <table:table-cell office:value-type="float" office:value="10.457" calcext:value-type="float">
            <text:p>10.457</text:p>
          </table:table-cell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2.006025512" calcext:value-type="float">
            <text:p>2.006025512</text:p>
          </table:table-cell>
          <table:table-cell office:value-type="float" office:value="3.728027719" calcext:value-type="float">
            <text:p>3.728027719</text:p>
          </table:table-cell>
          <table:table-cell office:value-type="float" office:value="0.369425648" calcext:value-type="float">
            <text:p>0.369425648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0992403" calcext:value-type="float">
            <text:p>10992403</text:p>
          </table:table-cell>
          <table:table-cell office:value-type="float" office:value="2.277810966" calcext:value-type="float">
            <text:p>2.277810966</text:p>
          </table:table-cell>
          <table:table-cell office:value-type="float" office:value="3.995737187" calcext:value-type="float">
            <text:p>3.995737187</text:p>
          </table:table-cell>
          <table:table-cell office:value-type="float" office:value="0.552924546" calcext:value-type="float">
            <text:p>0.552924546</text:p>
          </table:table-cell>
          <table:table-cell office:value-type="float" office:value="8.795" calcext:value-type="float">
            <text:p>8.795</text:p>
          </table:table-cell>
          <table:table-cell office:value-type="float" office:value="0.518" calcext:value-type="float">
            <text:p>0.51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7893616" calcext:value-type="float">
            <text:p>7893616</text:p>
          </table:table-cell>
          <table:table-cell office:value-type="float" office:value="2.193401756" calcext:value-type="float">
            <text:p>2.193401756</text:p>
          </table:table-cell>
          <table:table-cell office:value-type="float" office:value="3.739194102" calcext:value-type="float">
            <text:p>3.739194102</text:p>
          </table:table-cell>
          <table:table-cell office:value-type="float" office:value="0.507742492" calcext:value-type="float">
            <text:p>0.507742492</text:p>
          </table:table-cell>
          <table:table-cell office:value-type="float" office:value="5.588" calcext:value-type="float">
            <text:p>5.588</text:p>
          </table:table-cell>
          <table:table-cell office:value-type="float" office:value="0.28" calcext:value-type="float">
            <text:p>0.2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467787" calcext:value-type="float">
            <text:p>9467787</text:p>
          </table:table-cell>
          <table:table-cell office:value-type="float" office:value="2.385515248" calcext:value-type="float">
            <text:p>2.385515248</text:p>
          </table:table-cell>
          <table:table-cell office:value-type="float" office:value="4.038601086" calcext:value-type="float">
            <text:p>4.038601086</text:p>
          </table:table-cell>
          <table:table-cell office:value-type="float" office:value="0.61122467" calcext:value-type="float">
            <text:p>0.61122467</text:p>
          </table:table-cell>
          <table:table-cell office:value-type="float" office:value="9.464" calcext:value-type="float">
            <text:p>9.464</text:p>
          </table:table-cell>
          <table:table-cell office:value-type="float" office:value="0.415" calcext:value-type="float">
            <text:p>0.4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6928325" calcext:value-type="float">
            <text:p>6928325</text:p>
          </table:table-cell>
          <table:table-cell office:value-type="float" office:value="2.989381627" calcext:value-type="float">
            <text:p>2.989381627</text:p>
          </table:table-cell>
          <table:table-cell office:value-type="float" office:value="4.555482071" calcext:value-type="float">
            <text:p>4.555482071</text:p>
          </table:table-cell>
          <table:table-cell office:value-type="float" office:value="0.883792173" calcext:value-type="float">
            <text:p>0.883792173</text:p>
          </table:table-cell>
          <table:table-cell office:value-type="float" office:value="6.317" calcext:value-type="float">
            <text:p>6.317</text:p>
          </table:table-cell>
          <table:table-cell office:value-type="float" office:value="0.32" calcext:value-type="float">
            <text:p>0.3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8524973" calcext:value-type="float">
            <text:p>8524973</text:p>
          </table:table-cell>
          <table:table-cell office:value-type="float" office:value="2.301006175" calcext:value-type="float">
            <text:p>2.301006175</text:p>
          </table:table-cell>
          <table:table-cell office:value-type="float" office:value="3.828021287" calcext:value-type="float">
            <text:p>3.828021287</text:p>
          </table:table-cell>
          <table:table-cell office:value-type="float" office:value="0.57639964" calcext:value-type="float">
            <text:p>0.57639964</text:p>
          </table:table-cell>
          <table:table-cell office:value-type="float" office:value="4.856" calcext:value-type="float">
            <text:p>4.856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341991" calcext:value-type="float">
            <text:p>4341991</text:p>
          </table:table-cell>
          <table:table-cell office:value-type="float" office:value="2.702174967" calcext:value-type="float">
            <text:p>2.702174967</text:p>
          </table:table-cell>
          <table:table-cell office:value-type="float" office:value="4.373364393" calcext:value-type="float">
            <text:p>4.373364393</text:p>
          </table:table-cell>
          <table:table-cell office:value-type="float" office:value="0.760619871" calcext:value-type="float">
            <text:p>0.760619871</text:p>
          </table:table-cell>
          <table:table-cell office:value-type="float" office:value="7.171" calcext:value-type="float">
            <text:p>7.171</text:p>
          </table:table-cell>
          <table:table-cell office:value-type="float" office:value="0.81" calcext:value-type="float">
            <text:p>0.81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5906992" calcext:value-type="float">
            <text:p>5906992</text:p>
          </table:table-cell>
          <table:table-cell office:value-type="float" office:value="2.916135299" calcext:value-type="float">
            <text:p>2.916135299</text:p>
          </table:table-cell>
          <table:table-cell office:value-type="float" office:value="4.921459225" calcext:value-type="float">
            <text:p>4.921459225</text:p>
          </table:table-cell>
          <table:table-cell office:value-type="float" office:value="0.869295707" calcext:value-type="float">
            <text:p>0.869295707</text:p>
          </table:table-cell>
          <table:table-cell office:value-type="float" office:value="6.511" calcext:value-type="float">
            <text:p>6.511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66542768" calcext:value-type="float">
            <text:p>866542768</text:p>
          </table:table-cell>
          <table:table-cell office:value-type="float" office:value="252.728165617" calcext:value-type="float">
            <text:p>252.728165617</text:p>
          </table:table-cell>
          <table:table-cell office:value-type="float" office:value="424.402422681" calcext:value-type="float">
            <text:p>424.402422681</text:p>
          </table:table-cell>
          <table:table-cell office:value-type="float" office:value="71.582256684" calcext:value-type="float">
            <text:p>71.582256684</text:p>
          </table:table-cell>
          <table:table-cell office:value-type="float" office:value="777.038" calcext:value-type="float">
            <text:p>777.038</text:p>
          </table:table-cell>
          <table:table-cell office:value-type="float" office:value="118.955" calcext:value-type="float">
            <text:p>118.955</text:p>
          </table:table-cell>
          <table:table-cell office:value-type="float" office:value="14.343" calcext:value-type="float">
            <text:p>14.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>
        <number:embedded-text number:position="1">^</number:embedded-text>
      </number:number>
    </number:number-style>
    <number:number-style style:name="N123">
      <number:number number:decimal-places="4" loext:min-decimal-places="4" number:min-integer-digits="1"/>
      <number:text>^+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10:54.719588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0:48:12.692136605</dc:date>
    <meta:editing-duration>PT1H42M3S</meta:editing-duration>
    <meta:editing-cycles>8</meta:editing-cycles>
    <meta:generator>LibreOffice/5.1.4.2$Linux_X86_64 LibreOffice_project/10m0$Build-2</meta:generator>
    <meta:document-statistic meta:table-count="1" meta:cell-count="7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maximum="1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15cm" chart:symbol-height="0.15cm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382cm" svg:height="18.78cm" xlink:href=".." xlink:type="simple" chart:class="chart:scatter" chart:style-name="ch1">
        <chart:title svg:x="8.488cm" svg:y="0.511cm" chart:style-name="ch2">
          <text:p>Random-Query Execution Times</text:p>
        </chart:title>
        <chart:legend svg:x="3.088cm" svg:y="2.601cm" style:legend-expansion="custom" chartooo:width="3.511cm" chartooo:height="4.103cm" style:legend-expansion-aspect-ratio="0.855715330246161" chart:style-name="ch3"/>
        <chart:plot-area chart:style-name="ch4" table:cell-range-address="OEMMA_arranged_rand.A3:OEMMA_arranged_rand.G102 OEMMA_arranged_rand.B2:OEMMA_arranged_rand.G2" chart:data-source-has-labels="row" svg:x="1.905cm" svg:y="1.833cm" svg:width="22.97cm" svg:height="15.204cm">
          <chartooo:coordinate-region svg:x="2.646cm" svg:y="2.032cm" svg:width="21.486cm" svg:height="14.358cm"/>
          <chart:axis chart:dimension="x" chart:name="primary-x" chart:style-name="ch5">
            <chart:title svg:x="11.092cm" svg:y="17.413cm" chart:style-name="ch6">
              <text:p>Number of Points</text:p>
            </chart:title>
          </chart:axis>
          <chart:axis chart:dimension="y" chart:name="primary-y" chart:style-name="ch7">
            <chart:title svg:x="0.451cm" svg:y="10.569cm" chart:style-name="ch8">
              <text:p>Time (s)</text:p>
            </chart:title>
            <chart:grid chart:style-name="ch9" chart:class="major"/>
          </chart:axis>
          <chart:series chart:style-name="ch10" chart:values-cell-range-address="OEMMA_arranged_rand.B3:OEMMA_arranged_rand.B102" chart:label-cell-address="OEMMA_arranged_rand.B2:OEMMA_arranged_rand.B2" chart:class="chart:scatter">
            <chart:domain table:cell-range-address="OEMMA_arranged_rand.A3:OEMMA_arranged_rand.A102"/>
            <chart:data-point chart:repeated="100"/>
          </chart:series>
          <chart:series chart:style-name="ch11" chart:values-cell-range-address="OEMMA_arranged_rand.C3:OEMMA_arranged_rand.C102" chart:label-cell-address="OEMMA_arranged_rand.C2:OEMMA_arranged_rand.C2" chart:class="chart:scatter">
            <chart:data-point chart:repeated="100"/>
          </chart:series>
          <chart:series chart:style-name="ch12" chart:values-cell-range-address="OEMMA_arranged_rand.D3:OEMMA_arranged_rand.D102" chart:label-cell-address="OEMMA_arranged_rand.D2:OEMMA_arranged_rand.D2" chart:class="chart:scatter">
            <chart:data-point chart:repeated="100"/>
          </chart:series>
          <chart:series chart:style-name="ch13" chart:values-cell-range-address="OEMMA_arranged_rand.E3:OEMMA_arranged_rand.E102" chart:label-cell-address="OEMMA_arranged_rand.E2:OEMMA_arranged_rand.E2" chart:class="chart:scatter">
            <chart:data-point chart:repeated="99"/>
            <chart:data-point chart:style-name="ch14"/>
          </chart:series>
          <chart:series chart:style-name="ch15" chart:values-cell-range-address="OEMMA_arranged_rand.F3:OEMMA_arranged_rand.F102" chart:label-cell-address="OEMMA_arranged_rand.F2:OEMMA_arranged_rand.F2" chart:class="chart:scatter">
            <chart:data-point chart:repeated="100"/>
          </chart:series>
          <chart:series chart:style-name="ch16" chart:values-cell-range-address="OEMMA_arranged_rand.G3:OEMMA_arranged_rand.G102" chart:label-cell-address="OEMMA_arranged_rand.G2:OEMMA_arranged_rand.G2" chart:class="chart:scatter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rand.B2:OEMMA_arranged_rand.B2</svg:desc>
                </draw:g>
              </table:table-cell>
              <table:table-cell office:value-type="string">
                <text:p>mzML</text:p>
                <draw:g>
                  <svg:desc>OEMMA_arranged_rand.C2:OEMMA_arranged_rand.C2</svg:desc>
                </draw:g>
              </table:table-cell>
              <table:table-cell office:value-type="string">
                <text:p>mzdb</text:p>
                <draw:g>
                  <svg:desc>OEMMA_arranged_rand.D2:OEMMA_arranged_rand.D2</svg:desc>
                </draw:g>
              </table:table-cell>
              <table:table-cell office:value-type="string">
                <text:p>mzTree</text:p>
                <draw:g>
                  <svg:desc>OEMMA_arranged_rand.E2:OEMMA_arranged_rand.E2</svg:desc>
                </draw:g>
              </table:table-cell>
              <table:table-cell office:value-type="string">
                <text:p>mzTree-batched</text:p>
                <draw:g>
                  <svg:desc>OEMMA_arranged_rand.F2:OEMMA_arranged_rand.F2</svg:desc>
                </draw:g>
              </table:table-cell>
              <table:table-cell office:value-type="string">
                <text:p>mzTree-summ</text:p>
                <draw:g>
                  <svg:desc>OEMMA_arranged_rand.G2:OEMMA_arranged_ran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75868">
                <text:p>5175868</text:p>
                <draw:g>
                  <svg:desc>OEMMA_arranged_rand.A3:OEMMA_arranged_rand.A102</svg:desc>
                </draw:g>
              </table:table-cell>
              <table:table-cell office:value-type="float" office:value="2.305786217">
                <text:p>2.305786217</text:p>
                <draw:g>
                  <svg:desc>OEMMA_arranged_rand.B3:OEMMA_arranged_rand.B102</svg:desc>
                </draw:g>
              </table:table-cell>
              <table:table-cell office:value-type="float" office:value="15.30192606">
                <text:p>15.30192606</text:p>
                <draw:g>
                  <svg:desc>OEMMA_arranged_rand.C3:OEMMA_arranged_rand.C102</svg:desc>
                </draw:g>
              </table:table-cell>
              <table:table-cell office:value-type="float" office:value="4.838564491">
                <text:p>4.838564491</text:p>
                <draw:g>
                  <svg:desc>OEMMA_arranged_rand.D3:OEMMA_arranged_rand.D102</svg:desc>
                </draw:g>
              </table:table-cell>
              <table:table-cell office:value-type="float" office:value="3.43">
                <text:p>3.43</text:p>
                <draw:g>
                  <svg:desc>OEMMA_arranged_rand.E3:OEMMA_arranged_rand.E102</svg:desc>
                </draw:g>
              </table:table-cell>
              <table:table-cell office:value-type="float" office:value="3.83">
                <text:p>3.83</text:p>
                <draw:g>
                  <svg:desc>OEMMA_arranged_rand.F3:OEMMA_arranged_rand.F102</svg:desc>
                </draw:g>
              </table:table-cell>
              <table:table-cell office:value-type="float" office:value="0.285">
                <text:p>0.285</text:p>
                <draw:g>
                  <svg:desc>OEMMA_arranged_rand.G3:OEMMA_arranged_rand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166">
                <text:p>477166</text:p>
              </table:table-cell>
              <table:table-cell office:value-type="float" office:value="2.24704083">
                <text:p>2.24704083</text:p>
              </table:table-cell>
              <table:table-cell office:value-type="float" office:value="3.908509071">
                <text:p>3.908509071</text:p>
              </table:table-cell>
              <table:table-cell office:value-type="float" office:value="0.509139004">
                <text:p>0.509139004</text:p>
              </table:table-cell>
              <table:table-cell office:value-type="float" office:value="0.778">
                <text:p>0.778</text:p>
              </table:table-cell>
              <table:table-cell office:value-type="float" office:value="0.789">
                <text:p>0.789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033">
                <text:p>1420033</text:p>
              </table:table-cell>
              <table:table-cell office:value-type="float" office:value="2.580093671">
                <text:p>2.580093671</text:p>
              </table:table-cell>
              <table:table-cell office:value-type="float" office:value="4.097622304">
                <text:p>4.097622304</text:p>
              </table:table-cell>
              <table:table-cell office:value-type="float" office:value="0.726706212">
                <text:p>0.726706212</text:p>
              </table:table-cell>
              <table:table-cell office:value-type="float" office:value="1.744">
                <text:p>1.744</text:p>
              </table:table-cell>
              <table:table-cell office:value-type="float" office:value="1.405">
                <text:p>1.405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68321">
                <text:p>25468321</text:p>
              </table:table-cell>
              <table:table-cell office:value-type="float" office:value="2.71238707">
                <text:p>2.71238707</text:p>
              </table:table-cell>
              <table:table-cell office:value-type="float" office:value="4.303461637">
                <text:p>4.303461637</text:p>
              </table:table-cell>
              <table:table-cell office:value-type="float" office:value="0.848840282">
                <text:p>0.848840282</text:p>
              </table:table-cell>
              <table:table-cell office:value-type="float" office:value="19.509">
                <text:p>19.509</text:p>
              </table:table-cell>
              <table:table-cell office:value-type="float" office:value="18.015">
                <text:p>18.0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29593">
                <text:p>21429593</text:p>
              </table:table-cell>
              <table:table-cell office:value-type="float" office:value="3.852825719">
                <text:p>3.852825719</text:p>
              </table:table-cell>
              <table:table-cell office:value-type="float" office:value="5.597117171">
                <text:p>5.597117171</text:p>
              </table:table-cell>
              <table:table-cell office:value-type="float" office:value="1.34400579">
                <text:p>1.34400579</text:p>
              </table:table-cell>
              <table:table-cell office:value-type="float" office:value="18.411">
                <text:p>18.411</text:p>
              </table:table-cell>
              <table:table-cell office:value-type="float" office:value="15.335">
                <text:p>15.3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5706">
                <text:p>27225706</text:p>
              </table:table-cell>
              <table:table-cell office:value-type="float" office:value="2.743333974">
                <text:p>2.743333974</text:p>
              </table:table-cell>
              <table:table-cell office:value-type="float" office:value="4.287990298">
                <text:p>4.287990298</text:p>
              </table:table-cell>
              <table:table-cell office:value-type="float" office:value="0.785461513">
                <text:p>0.785461513</text:p>
              </table:table-cell>
              <table:table-cell office:value-type="float" office:value="20.613">
                <text:p>20.613</text:p>
              </table:table-cell>
              <table:table-cell office:value-type="float" office:value="5.181">
                <text:p>5.18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96045">
                <text:p>12696045</text:p>
              </table:table-cell>
              <table:table-cell office:value-type="float" office:value="2.324548459">
                <text:p>2.324548459</text:p>
              </table:table-cell>
              <table:table-cell office:value-type="float" office:value="3.968422816">
                <text:p>3.968422816</text:p>
              </table:table-cell>
              <table:table-cell office:value-type="float" office:value="0.582311091">
                <text:p>0.582311091</text:p>
              </table:table-cell>
              <table:table-cell office:value-type="float" office:value="10.608">
                <text:p>10.608</text:p>
              </table:table-cell>
              <table:table-cell office:value-type="float" office:value="8.138">
                <text:p>8.13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02374">
                <text:p>8302374</text:p>
              </table:table-cell>
              <table:table-cell office:value-type="float" office:value="3.325010465">
                <text:p>3.325010465</text:p>
              </table:table-cell>
              <table:table-cell office:value-type="float" office:value="4.958806177">
                <text:p>4.958806177</text:p>
              </table:table-cell>
              <table:table-cell office:value-type="float" office:value="1.090708791">
                <text:p>1.090708791</text:p>
              </table:table-cell>
              <table:table-cell office:value-type="float" office:value="9.194">
                <text:p>9.194</text:p>
              </table:table-cell>
              <table:table-cell office:value-type="float" office:value="5.591">
                <text:p>5.591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6574">
                <text:p>14306574</text:p>
              </table:table-cell>
              <table:table-cell office:value-type="float" office:value="4.309077943">
                <text:p>4.309077943</text:p>
              </table:table-cell>
              <table:table-cell office:value-type="float" office:value="6.008195972">
                <text:p>6.008195972</text:p>
              </table:table-cell>
              <table:table-cell office:value-type="float" office:value="1.583127389">
                <text:p>1.583127389</text:p>
              </table:table-cell>
              <table:table-cell office:value-type="float" office:value="13.562">
                <text:p>13.562</text:p>
              </table:table-cell>
              <table:table-cell office:value-type="float" office:value="2.355">
                <text:p>2.3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760">
                <text:p>280760</text:p>
              </table:table-cell>
              <table:table-cell office:value-type="float" office:value="1.993608755">
                <text:p>1.993608755</text:p>
              </table:table-cell>
              <table:table-cell office:value-type="float" office:value="3.573469521">
                <text:p>3.573469521</text:p>
              </table:table-cell>
              <table:table-cell office:value-type="float" office:value="0.393455136">
                <text:p>0.393455136</text:p>
              </table:table-cell>
              <table:table-cell office:value-type="float" office:value="0.532">
                <text:p>0.532</text:p>
              </table:table-cell>
              <table:table-cell office:value-type="float" office:value="0.492">
                <text:p>0.49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0652">
                <text:p>9780652</text:p>
              </table:table-cell>
              <table:table-cell office:value-type="float" office:value="2.98006674">
                <text:p>2.98006674</text:p>
              </table:table-cell>
              <table:table-cell office:value-type="float" office:value="4.656292341">
                <text:p>4.656292341</text:p>
              </table:table-cell>
              <table:table-cell office:value-type="float" office:value="0.905776763">
                <text:p>0.905776763</text:p>
              </table:table-cell>
              <table:table-cell office:value-type="float" office:value="9.956">
                <text:p>9.956</text:p>
              </table:table-cell>
              <table:table-cell office:value-type="float" office:value="0.487">
                <text:p>0.48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2251">
                <text:p>2202251</text:p>
              </table:table-cell>
              <table:table-cell office:value-type="float" office:value="2.042039511">
                <text:p>2.042039511</text:p>
              </table:table-cell>
              <table:table-cell office:value-type="float" office:value="3.56339659">
                <text:p>3.56339659</text:p>
              </table:table-cell>
              <table:table-cell office:value-type="float" office:value="0.404721852">
                <text:p>0.404721852</text:p>
              </table:table-cell>
              <table:table-cell office:value-type="float" office:value="2.221">
                <text:p>2.221</text:p>
              </table:table-cell>
              <table:table-cell office:value-type="float" office:value="0.408">
                <text:p>0.40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3738">
                <text:p>3293738</text:p>
              </table:table-cell>
              <table:table-cell office:value-type="float" office:value="2.564324789">
                <text:p>2.564324789</text:p>
              </table:table-cell>
              <table:table-cell office:value-type="float" office:value="4.372415353">
                <text:p>4.372415353</text:p>
              </table:table-cell>
              <table:table-cell office:value-type="float" office:value="0.70109099">
                <text:p>0.70109099</text:p>
              </table:table-cell>
              <table:table-cell office:value-type="float" office:value="5.451">
                <text:p>5.451</text:p>
              </table:table-cell>
              <table:table-cell office:value-type="float" office:value="0.257">
                <text:p>0.2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57757">
                <text:p>11557757</text:p>
              </table:table-cell>
              <table:table-cell office:value-type="float" office:value="3.168929473">
                <text:p>3.168929473</text:p>
              </table:table-cell>
              <table:table-cell office:value-type="float" office:value="4.793586722">
                <text:p>4.793586722</text:p>
              </table:table-cell>
              <table:table-cell office:value-type="float" office:value="0.986104153">
                <text:p>0.986104153</text:p>
              </table:table-cell>
              <table:table-cell office:value-type="float" office:value="9.769">
                <text:p>9.769</text:p>
              </table:table-cell>
              <table:table-cell office:value-type="float" office:value="0.5">
                <text:p>0.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8873">
                <text:p>5468873</text:p>
              </table:table-cell>
              <table:table-cell office:value-type="float" office:value="2.822405628">
                <text:p>2.822405628</text:p>
              </table:table-cell>
              <table:table-cell office:value-type="float" office:value="4.418312621">
                <text:p>4.418312621</text:p>
              </table:table-cell>
              <table:table-cell office:value-type="float" office:value="0.8498569">
                <text:p>0.8498569</text:p>
              </table:table-cell>
              <table:table-cell office:value-type="float" office:value="5.873">
                <text:p>5.873</text:p>
              </table:table-cell>
              <table:table-cell office:value-type="float" office:value="1.05">
                <text:p>1.0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71354">
                <text:p>33471354</text:p>
              </table:table-cell>
              <table:table-cell office:value-type="float" office:value="3.197617643">
                <text:p>3.197617643</text:p>
              </table:table-cell>
              <table:table-cell office:value-type="float" office:value="4.824448937">
                <text:p>4.824448937</text:p>
              </table:table-cell>
              <table:table-cell office:value-type="float" office:value="1.025108518">
                <text:p>1.025108518</text:p>
              </table:table-cell>
              <table:table-cell office:value-type="float" office:value="28.666">
                <text:p>28.666</text:p>
              </table:table-cell>
              <table:table-cell office:value-type="float" office:value="3.981">
                <text:p>3.98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90193">
                <text:p>5990193</text:p>
              </table:table-cell>
              <table:table-cell office:value-type="float" office:value="2.333015487">
                <text:p>2.333015487</text:p>
              </table:table-cell>
              <table:table-cell office:value-type="float" office:value="4.014357362">
                <text:p>4.014357362</text:p>
              </table:table-cell>
              <table:table-cell office:value-type="float" office:value="0.577952637">
                <text:p>0.577952637</text:p>
              </table:table-cell>
              <table:table-cell office:value-type="float" office:value="6.61">
                <text:p>6.61</text:p>
              </table:table-cell>
              <table:table-cell office:value-type="float" office:value="0.434">
                <text:p>0.43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18289">
                <text:p>25218289</text:p>
              </table:table-cell>
              <table:table-cell office:value-type="float" office:value="3.248197241">
                <text:p>3.248197241</text:p>
              </table:table-cell>
              <table:table-cell office:value-type="float" office:value="4.92633876">
                <text:p>4.92633876</text:p>
              </table:table-cell>
              <table:table-cell office:value-type="float" office:value="1.048423073">
                <text:p>1.048423073</text:p>
              </table:table-cell>
              <table:table-cell office:value-type="float" office:value="23.551">
                <text:p>23.551</text:p>
              </table:table-cell>
              <table:table-cell office:value-type="float" office:value="3.136">
                <text:p>3.13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2134">
                <text:p>4592134</text:p>
              </table:table-cell>
              <table:table-cell office:value-type="float" office:value="2.380087397">
                <text:p>2.380087397</text:p>
              </table:table-cell>
              <table:table-cell office:value-type="float" office:value="3.985433596">
                <text:p>3.985433596</text:p>
              </table:table-cell>
              <table:table-cell office:value-type="float" office:value="0.641987563">
                <text:p>0.641987563</text:p>
              </table:table-cell>
              <table:table-cell office:value-type="float" office:value="4.628">
                <text:p>4.628</text:p>
              </table:table-cell>
              <table:table-cell office:value-type="float" office:value="2.985">
                <text:p>2.98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33988">
                <text:p>36033988</text:p>
              </table:table-cell>
              <table:table-cell office:value-type="float" office:value="2.983662497">
                <text:p>2.983662497</text:p>
              </table:table-cell>
              <table:table-cell office:value-type="float" office:value="4.731472025">
                <text:p>4.731472025</text:p>
              </table:table-cell>
              <table:table-cell office:value-type="float" office:value="0.925479121">
                <text:p>0.925479121</text:p>
              </table:table-cell>
              <table:table-cell office:value-type="float" office:value="30.193">
                <text:p>30.193</text:p>
              </table:table-cell>
              <table:table-cell office:value-type="float" office:value="6.719">
                <text:p>6.71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8749">
                <text:p>1868749</text:p>
              </table:table-cell>
              <table:table-cell office:value-type="float" office:value="2.26829363">
                <text:p>2.26829363</text:p>
              </table:table-cell>
              <table:table-cell office:value-type="float" office:value="3.877085958">
                <text:p>3.877085958</text:p>
              </table:table-cell>
              <table:table-cell office:value-type="float" office:value="0.544337459">
                <text:p>0.544337459</text:p>
              </table:table-cell>
              <table:table-cell office:value-type="float" office:value="3.923">
                <text:p>3.923</text:p>
              </table:table-cell>
              <table:table-cell office:value-type="float" office:value="0.178">
                <text:p>0.178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88170">
                <text:p>2688170</text:p>
              </table:table-cell>
              <table:table-cell office:value-type="float" office:value="2.404642163">
                <text:p>2.404642163</text:p>
              </table:table-cell>
              <table:table-cell office:value-type="float" office:value="4.162421004">
                <text:p>4.162421004</text:p>
              </table:table-cell>
              <table:table-cell office:value-type="float" office:value="0.633005908">
                <text:p>0.633005908</text:p>
              </table:table-cell>
              <table:table-cell office:value-type="float" office:value="5.635">
                <text:p>5.635</text:p>
              </table:table-cell>
              <table:table-cell office:value-type="float" office:value="0.704">
                <text:p>0.70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46664">
                <text:p>28846664</text:p>
              </table:table-cell>
              <table:table-cell office:value-type="float" office:value="2.801600149">
                <text:p>2.801600149</text:p>
              </table:table-cell>
              <table:table-cell office:value-type="float" office:value="4.434210722">
                <text:p>4.434210722</text:p>
              </table:table-cell>
              <table:table-cell office:value-type="float" office:value="0.824888985">
                <text:p>0.824888985</text:p>
              </table:table-cell>
              <table:table-cell office:value-type="float" office:value="24.898">
                <text:p>24.898</text:p>
              </table:table-cell>
              <table:table-cell office:value-type="float" office:value="1.276">
                <text:p>1.27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2216">
                <text:p>9602216</text:p>
              </table:table-cell>
              <table:table-cell office:value-type="float" office:value="2.192362604">
                <text:p>2.192362604</text:p>
              </table:table-cell>
              <table:table-cell office:value-type="float" office:value="3.748545849">
                <text:p>3.748545849</text:p>
              </table:table-cell>
              <table:table-cell office:value-type="float" office:value="0.532723484">
                <text:p>0.532723484</text:p>
              </table:table-cell>
              <table:table-cell office:value-type="float" office:value="7.027">
                <text:p>7.027</text:p>
              </table:table-cell>
              <table:table-cell office:value-type="float" office:value="0.386">
                <text:p>0.38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78435">
                <text:p>15478435</text:p>
              </table:table-cell>
              <table:table-cell office:value-type="float" office:value="2.422936536">
                <text:p>2.422936536</text:p>
              </table:table-cell>
              <table:table-cell office:value-type="float" office:value="4.013067334">
                <text:p>4.013067334</text:p>
              </table:table-cell>
              <table:table-cell office:value-type="float" office:value="0.602566261">
                <text:p>0.602566261</text:p>
              </table:table-cell>
              <table:table-cell office:value-type="float" office:value="13.877">
                <text:p>13.877</text:p>
              </table:table-cell>
              <table:table-cell office:value-type="float" office:value="0.745">
                <text:p>0.7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0031">
                <text:p>850031</text:p>
              </table:table-cell>
              <table:table-cell office:value-type="float" office:value="2.026903878">
                <text:p>2.026903878</text:p>
              </table:table-cell>
              <table:table-cell office:value-type="float" office:value="3.52130386">
                <text:p>3.52130386</text:p>
              </table:table-cell>
              <table:table-cell office:value-type="float" office:value="0.431210769">
                <text:p>0.431210769</text:p>
              </table:table-cell>
              <table:table-cell office:value-type="float" office:value="0.599">
                <text:p>0.599</text:p>
              </table:table-cell>
              <table:table-cell office:value-type="float" office:value="0.371">
                <text:p>0.3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72429">
                <text:p>49672429</text:p>
              </table:table-cell>
              <table:table-cell office:value-type="float" office:value="3.793009124">
                <text:p>3.793009124</text:p>
              </table:table-cell>
              <table:table-cell office:value-type="float" office:value="5.463463337">
                <text:p>5.463463337</text:p>
              </table:table-cell>
              <table:table-cell office:value-type="float" office:value="1.320437187">
                <text:p>1.320437187</text:p>
              </table:table-cell>
              <table:table-cell office:value-type="float" office:value="39.971">
                <text:p>39.971</text:p>
              </table:table-cell>
              <table:table-cell office:value-type="float" office:value="7.849">
                <text:p>7.84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01491">
                <text:p>6901491</text:p>
              </table:table-cell>
              <table:table-cell office:value-type="float" office:value="2.941497067">
                <text:p>2.941497067</text:p>
              </table:table-cell>
              <table:table-cell office:value-type="float" office:value="4.58461353">
                <text:p>4.58461353</text:p>
              </table:table-cell>
              <table:table-cell office:value-type="float" office:value="0.871425788">
                <text:p>0.871425788</text:p>
              </table:table-cell>
              <table:table-cell office:value-type="float" office:value="7.346">
                <text:p>7.346</text:p>
              </table:table-cell>
              <table:table-cell office:value-type="float" office:value="0.374">
                <text:p>0.374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6177">
                <text:p>1436177</text:p>
              </table:table-cell>
              <table:table-cell office:value-type="float" office:value="2.263771107">
                <text:p>2.263771107</text:p>
              </table:table-cell>
              <table:table-cell office:value-type="float" office:value="3.700592923">
                <text:p>3.700592923</text:p>
              </table:table-cell>
              <table:table-cell office:value-type="float" office:value="0.48289333">
                <text:p>0.48289333</text:p>
              </table:table-cell>
              <table:table-cell office:value-type="float" office:value="1.51">
                <text:p>1.51</text:p>
              </table:table-cell>
              <table:table-cell office:value-type="float" office:value="0.06">
                <text:p>0.0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36516">
                <text:p>4436516</text:p>
              </table:table-cell>
              <table:table-cell office:value-type="float" office:value="2.242021793">
                <text:p>2.242021793</text:p>
              </table:table-cell>
              <table:table-cell office:value-type="float" office:value="3.886733608">
                <text:p>3.886733608</text:p>
              </table:table-cell>
              <table:table-cell office:value-type="float" office:value="0.521930378">
                <text:p>0.521930378</text:p>
              </table:table-cell>
              <table:table-cell office:value-type="float" office:value="6.678">
                <text:p>6.678</text:p>
              </table:table-cell>
              <table:table-cell office:value-type="float" office:value="0.395">
                <text:p>0.39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05418">
                <text:p>14605418</text:p>
              </table:table-cell>
              <table:table-cell office:value-type="float" office:value="2.383100722">
                <text:p>2.383100722</text:p>
              </table:table-cell>
              <table:table-cell office:value-type="float" office:value="4.042834875">
                <text:p>4.042834875</text:p>
              </table:table-cell>
              <table:table-cell office:value-type="float" office:value="0.593932566">
                <text:p>0.593932566</text:p>
              </table:table-cell>
              <table:table-cell office:value-type="float" office:value="14.595">
                <text:p>14.595</text:p>
              </table:table-cell>
              <table:table-cell office:value-type="float" office:value="0.919">
                <text:p>0.91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11">
                <text:p>155011</text:p>
              </table:table-cell>
              <table:table-cell office:value-type="float" office:value="2.019776528">
                <text:p>2.019776528</text:p>
              </table:table-cell>
              <table:table-cell office:value-type="float" office:value="3.637170578">
                <text:p>3.637170578</text:p>
              </table:table-cell>
              <table:table-cell office:value-type="float" office:value="0.437523549">
                <text:p>0.437523549</text:p>
              </table:table-cell>
              <table:table-cell office:value-type="float" office:value="0.261">
                <text:p>0.261</text:p>
              </table:table-cell>
              <table:table-cell office:value-type="float" office:value="0.01">
                <text:p>0.0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552">
                <text:p>655552</text:p>
              </table:table-cell>
              <table:table-cell office:value-type="float" office:value="2.010782213">
                <text:p>2.010782213</text:p>
              </table:table-cell>
              <table:table-cell office:value-type="float" office:value="3.596076723">
                <text:p>3.596076723</text:p>
              </table:table-cell>
              <table:table-cell office:value-type="float" office:value="0.395364665">
                <text:p>0.395364665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8230">
                <text:p>4948230</text:p>
              </table:table-cell>
              <table:table-cell office:value-type="float" office:value="3.02002613">
                <text:p>3.02002613</text:p>
              </table:table-cell>
              <table:table-cell office:value-type="float" office:value="4.6948609">
                <text:p>4.6948609</text:p>
              </table:table-cell>
              <table:table-cell office:value-type="float" office:value="0.933474838">
                <text:p>0.933474838</text:p>
              </table:table-cell>
              <table:table-cell office:value-type="float" office:value="5.546">
                <text:p>5.546</text:p>
              </table:table-cell>
              <table:table-cell office:value-type="float" office:value="0.378">
                <text:p>0.37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69093">
                <text:p>34369093</text:p>
              </table:table-cell>
              <table:table-cell office:value-type="float" office:value="2.972160338">
                <text:p>2.972160338</text:p>
              </table:table-cell>
              <table:table-cell office:value-type="float" office:value="4.586640906">
                <text:p>4.586640906</text:p>
              </table:table-cell>
              <table:table-cell office:value-type="float" office:value="0.898843199">
                <text:p>0.898843199</text:p>
              </table:table-cell>
              <table:table-cell office:value-type="float" office:value="28.99">
                <text:p>28.99</text:p>
              </table:table-cell>
              <table:table-cell office:value-type="float" office:value="1.884">
                <text:p>1.88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1172">
                <text:p>1001172</text:p>
              </table:table-cell>
              <table:table-cell office:value-type="float" office:value="1.997466923">
                <text:p>1.997466923</text:p>
              </table:table-cell>
              <table:table-cell office:value-type="float" office:value="3.547528028">
                <text:p>3.547528028</text:p>
              </table:table-cell>
              <table:table-cell office:value-type="float" office:value="0.389192209">
                <text:p>0.389192209</text:p>
              </table:table-cell>
              <table:table-cell office:value-type="float" office:value="0.794">
                <text:p>0.794</text:p>
              </table:table-cell>
              <table:table-cell office:value-type="float" office:value="0.037">
                <text:p>0.0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934">
                <text:p>264934</text:p>
              </table:table-cell>
              <table:table-cell office:value-type="float" office:value="1.991817369">
                <text:p>1.991817369</text:p>
              </table:table-cell>
              <table:table-cell office:value-type="float" office:value="3.631655691">
                <text:p>3.631655691</text:p>
              </table:table-cell>
              <table:table-cell office:value-type="float" office:value="0.38424396">
                <text:p>0.38424396</text:p>
              </table:table-cell>
              <table:table-cell office:value-type="float" office:value="3.138">
                <text:p>3.138</text:p>
              </table:table-cell>
              <table:table-cell office:value-type="float" office:value="0.385">
                <text:p>0.38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8162">
                <text:p>5768162</text:p>
              </table:table-cell>
              <table:table-cell office:value-type="float" office:value="2.220973225">
                <text:p>2.220973225</text:p>
              </table:table-cell>
              <table:table-cell office:value-type="float" office:value="3.75778539">
                <text:p>3.75778539</text:p>
              </table:table-cell>
              <table:table-cell office:value-type="float" office:value="0.508130682">
                <text:p>0.508130682</text:p>
              </table:table-cell>
              <table:table-cell office:value-type="float" office:value="4.013">
                <text:p>4.013</text:p>
              </table:table-cell>
              <table:table-cell office:value-type="float" office:value="0.205">
                <text:p>0.20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5044">
                <text:p>915044</text:p>
              </table:table-cell>
              <table:table-cell office:value-type="float" office:value="2.051826304">
                <text:p>2.051826304</text:p>
              </table:table-cell>
              <table:table-cell office:value-type="float" office:value="3.498901869">
                <text:p>3.498901869</text:p>
              </table:table-cell>
              <table:table-cell office:value-type="float" office:value="0.431616767">
                <text:p>0.431616767</text:p>
              </table:table-cell>
              <table:table-cell office:value-type="float" office:value="1.467">
                <text:p>1.467</text:p>
              </table:table-cell>
              <table:table-cell office:value-type="float" office:value="0.058">
                <text:p>0.058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8874">
                <text:p>10928874</text:p>
              </table:table-cell>
              <table:table-cell office:value-type="float" office:value="2.382161786">
                <text:p>2.382161786</text:p>
              </table:table-cell>
              <table:table-cell office:value-type="float" office:value="3.975097082">
                <text:p>3.975097082</text:p>
              </table:table-cell>
              <table:table-cell office:value-type="float" office:value="0.593760863">
                <text:p>0.593760863</text:p>
              </table:table-cell>
              <table:table-cell office:value-type="float" office:value="7.726">
                <text:p>7.726</text:p>
              </table:table-cell>
              <table:table-cell office:value-type="float" office:value="0.348">
                <text:p>0.34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750">
                <text:p>57750</text:p>
              </table:table-cell>
              <table:table-cell office:value-type="float" office:value="1.985140544">
                <text:p>1.985140544</text:p>
              </table:table-cell>
              <table:table-cell office:value-type="float" office:value="3.483340806">
                <text:p>3.483340806</text:p>
              </table:table-cell>
              <table:table-cell office:value-type="float" office:value="0.385324627">
                <text:p>0.385324627</text:p>
              </table:table-cell>
              <table:table-cell office:value-type="float" office:value="0.437">
                <text:p>0.437</text:p>
              </table:table-cell>
              <table:table-cell office:value-type="float" office:value="0.018">
                <text:p>0.018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6677">
                <text:p>1516677</text:p>
              </table:table-cell>
              <table:table-cell office:value-type="float" office:value="1.995674769">
                <text:p>1.995674769</text:p>
              </table:table-cell>
              <table:table-cell office:value-type="float" office:value="3.603985563">
                <text:p>3.603985563</text:p>
              </table:table-cell>
              <table:table-cell office:value-type="float" office:value="0.392978198">
                <text:p>0.392978198</text:p>
              </table:table-cell>
              <table:table-cell office:value-type="float" office:value="2.739">
                <text:p>2.739</text:p>
              </table:table-cell>
              <table:table-cell office:value-type="float" office:value="0.15">
                <text:p>0.1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539">
                <text:p>369539</text:p>
              </table:table-cell>
              <table:table-cell office:value-type="float" office:value="2.26975357">
                <text:p>2.26975357</text:p>
              </table:table-cell>
              <table:table-cell office:value-type="float" office:value="3.720200122">
                <text:p>3.720200122</text:p>
              </table:table-cell>
              <table:table-cell office:value-type="float" office:value="0.544802572">
                <text:p>0.544802572</text:p>
              </table:table-cell>
              <table:table-cell office:value-type="float" office:value="1.531">
                <text:p>1.531</text:p>
              </table:table-cell>
              <table:table-cell office:value-type="float" office:value="0.058">
                <text:p>0.058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57321">
                <text:p>16257321</text:p>
              </table:table-cell>
              <table:table-cell office:value-type="float" office:value="4.095989247">
                <text:p>4.095989247</text:p>
              </table:table-cell>
              <table:table-cell office:value-type="float" office:value="5.798411197">
                <text:p>5.798411197</text:p>
              </table:table-cell>
              <table:table-cell office:value-type="float" office:value="1.42223633">
                <text:p>1.42223633</text:p>
              </table:table-cell>
              <table:table-cell office:value-type="float" office:value="14.27">
                <text:p>14.27</text:p>
              </table:table-cell>
              <table:table-cell office:value-type="float" office:value="0.912">
                <text:p>0.91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1603">
                <text:p>1031603</text:p>
              </table:table-cell>
              <table:table-cell office:value-type="float" office:value="2.443044311">
                <text:p>2.443044311</text:p>
              </table:table-cell>
              <table:table-cell office:value-type="float" office:value="4.257595508">
                <text:p>4.257595508</text:p>
              </table:table-cell>
              <table:table-cell office:value-type="float" office:value="0.679666879">
                <text:p>0.679666879</text:p>
              </table:table-cell>
              <table:table-cell office:value-type="float" office:value="1.74">
                <text:p>1.74</text:p>
              </table:table-cell>
              <table:table-cell office:value-type="float" office:value="0.079">
                <text:p>0.07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8916">
                <text:p>278916</text:p>
              </table:table-cell>
              <table:table-cell office:value-type="float" office:value="2.131518573">
                <text:p>2.131518573</text:p>
              </table:table-cell>
              <table:table-cell office:value-type="float" office:value="3.675094843">
                <text:p>3.675094843</text:p>
              </table:table-cell>
              <table:table-cell office:value-type="float" office:value="0.455416247">
                <text:p>0.455416247</text:p>
              </table:table-cell>
              <table:table-cell office:value-type="float" office:value="1.31">
                <text:p>1.31</text:p>
              </table:table-cell>
              <table:table-cell office:value-type="float" office:value="0.058">
                <text:p>0.058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2713">
                <text:p>2572713</text:p>
              </table:table-cell>
              <table:table-cell office:value-type="float" office:value="2.054095316">
                <text:p>2.054095316</text:p>
              </table:table-cell>
              <table:table-cell office:value-type="float" office:value="3.653084804">
                <text:p>3.653084804</text:p>
              </table:table-cell>
              <table:table-cell office:value-type="float" office:value="0.419641044">
                <text:p>0.419641044</text:p>
              </table:table-cell>
              <table:table-cell office:value-type="float" office:value="2.005">
                <text:p>2.005</text:p>
              </table:table-cell>
              <table:table-cell office:value-type="float" office:value="0.097">
                <text:p>0.09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910">
                <text:p>641910</text:p>
              </table:table-cell>
              <table:table-cell office:value-type="float" office:value="2.424167512">
                <text:p>2.424167512</text:p>
              </table:table-cell>
              <table:table-cell office:value-type="float" office:value="3.952700137">
                <text:p>3.952700137</text:p>
              </table:table-cell>
              <table:table-cell office:value-type="float" office:value="0.631377428">
                <text:p>0.631377428</text:p>
              </table:table-cell>
              <table:table-cell office:value-type="float" office:value="2.388">
                <text:p>2.388</text:p>
              </table:table-cell>
              <table:table-cell office:value-type="float" office:value="0.111">
                <text:p>0.1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750">
                <text:p>127750</text:p>
              </table:table-cell>
              <table:table-cell office:value-type="float" office:value="1.984457234">
                <text:p>1.984457234</text:p>
              </table:table-cell>
              <table:table-cell office:value-type="float" office:value="3.513448245">
                <text:p>3.513448245</text:p>
              </table:table-cell>
              <table:table-cell office:value-type="float" office:value="0.396509372">
                <text:p>0.396509372</text:p>
              </table:table-cell>
              <table:table-cell office:value-type="float" office:value="0.173">
                <text:p>0.173</text:p>
              </table:table-cell>
              <table:table-cell office:value-type="float" office:value="0.007">
                <text:p>0.0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6297">
                <text:p>966297</text:p>
              </table:table-cell>
              <table:table-cell office:value-type="float" office:value="2.068192787">
                <text:p>2.068192787</text:p>
              </table:table-cell>
              <table:table-cell office:value-type="float" office:value="3.64370876">
                <text:p>3.64370876</text:p>
              </table:table-cell>
              <table:table-cell office:value-type="float" office:value="0.444241764">
                <text:p>0.444241764</text:p>
              </table:table-cell>
              <table:table-cell office:value-type="float" office:value="3.399">
                <text:p>3.399</text:p>
              </table:table-cell>
              <table:table-cell office:value-type="float" office:value="0.154">
                <text:p>0.154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17">
                <text:p>29817</text:p>
              </table:table-cell>
              <table:table-cell office:value-type="float" office:value="1.973346551">
                <text:p>1.973346551</text:p>
              </table:table-cell>
              <table:table-cell office:value-type="float" office:value="3.527048767">
                <text:p>3.527048767</text:p>
              </table:table-cell>
              <table:table-cell office:value-type="float" office:value="0.370977171">
                <text:p>0.370977171</text:p>
              </table:table-cell>
              <table:table-cell office:value-type="float" office:value="0.953">
                <text:p>0.953</text:p>
              </table:table-cell>
              <table:table-cell office:value-type="float" office:value="0.035">
                <text:p>0.035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5937">
                <text:p>815937</text:p>
              </table:table-cell>
              <table:table-cell office:value-type="float" office:value="2.056655205">
                <text:p>2.056655205</text:p>
              </table:table-cell>
              <table:table-cell office:value-type="float" office:value="3.680170147">
                <text:p>3.680170147</text:p>
              </table:table-cell>
              <table:table-cell office:value-type="float" office:value="0.421523317">
                <text:p>0.421523317</text:p>
              </table:table-cell>
              <table:table-cell office:value-type="float" office:value="1.94">
                <text:p>1.94</text:p>
              </table:table-cell>
              <table:table-cell office:value-type="float" office:value="0.087">
                <text:p>0.08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05780">
                <text:p>8705780</text:p>
              </table:table-cell>
              <table:table-cell office:value-type="float" office:value="2.134990973">
                <text:p>2.134990973</text:p>
              </table:table-cell>
              <table:table-cell office:value-type="float" office:value="3.653169793">
                <text:p>3.653169793</text:p>
              </table:table-cell>
              <table:table-cell office:value-type="float" office:value="0.505050725">
                <text:p>0.505050725</text:p>
              </table:table-cell>
              <table:table-cell office:value-type="float" office:value="5.121">
                <text:p>5.121</text:p>
              </table:table-cell>
              <table:table-cell office:value-type="float" office:value="0.667">
                <text:p>0.6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66956">
                <text:p>7666956</text:p>
              </table:table-cell>
              <table:table-cell office:value-type="float" office:value="2.17310811">
                <text:p>2.17310811</text:p>
              </table:table-cell>
              <table:table-cell office:value-type="float" office:value="3.758425132">
                <text:p>3.758425132</text:p>
              </table:table-cell>
              <table:table-cell office:value-type="float" office:value="0.501181252">
                <text:p>0.501181252</text:p>
              </table:table-cell>
              <table:table-cell office:value-type="float" office:value="5.731">
                <text:p>5.731</text:p>
              </table:table-cell>
              <table:table-cell office:value-type="float" office:value="0.282">
                <text:p>0.28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2121">
                <text:p>6222121</text:p>
              </table:table-cell>
              <table:table-cell office:value-type="float" office:value="3.235861784">
                <text:p>3.235861784</text:p>
              </table:table-cell>
              <table:table-cell office:value-type="float" office:value="4.866196332">
                <text:p>4.866196332</text:p>
              </table:table-cell>
              <table:table-cell office:value-type="float" office:value="1.05107751">
                <text:p>1.05107751</text:p>
              </table:table-cell>
              <table:table-cell office:value-type="float" office:value="7.764">
                <text:p>7.764</text:p>
              </table:table-cell>
              <table:table-cell office:value-type="float" office:value="0.537">
                <text:p>0.537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93683">
                <text:p>13193683</text:p>
              </table:table-cell>
              <table:table-cell office:value-type="float" office:value="2.434535196">
                <text:p>2.434535196</text:p>
              </table:table-cell>
              <table:table-cell office:value-type="float" office:value="4.304724755">
                <text:p>4.304724755</text:p>
              </table:table-cell>
              <table:table-cell office:value-type="float" office:value="0.624260879">
                <text:p>0.624260879</text:p>
              </table:table-cell>
              <table:table-cell office:value-type="float" office:value="12.242">
                <text:p>12.242</text:p>
              </table:table-cell>
              <table:table-cell office:value-type="float" office:value="0.508">
                <text:p>0.50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63919">
                <text:p>3663919</text:p>
              </table:table-cell>
              <table:table-cell office:value-type="float" office:value="2.432148422">
                <text:p>2.432148422</text:p>
              </table:table-cell>
              <table:table-cell office:value-type="float" office:value="3.965094528">
                <text:p>3.965094528</text:p>
              </table:table-cell>
              <table:table-cell office:value-type="float" office:value="0.645481355">
                <text:p>0.645481355</text:p>
              </table:table-cell>
              <table:table-cell office:value-type="float" office:value="3.753">
                <text:p>3.753</text:p>
              </table:table-cell>
              <table:table-cell office:value-type="float" office:value="0.223">
                <text:p>0.22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21146">
                <text:p>9621146</text:p>
              </table:table-cell>
              <table:table-cell office:value-type="float" office:value="3.402825487">
                <text:p>3.402825487</text:p>
              </table:table-cell>
              <table:table-cell office:value-type="float" office:value="5.069171039">
                <text:p>5.069171039</text:p>
              </table:table-cell>
              <table:table-cell office:value-type="float" office:value="1.140584573">
                <text:p>1.140584573</text:p>
              </table:table-cell>
              <table:table-cell office:value-type="float" office:value="8.649">
                <text:p>8.649</text:p>
              </table:table-cell>
              <table:table-cell office:value-type="float" office:value="0.97">
                <text:p>0.97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3275">
                <text:p>803275</text:p>
              </table:table-cell>
              <table:table-cell office:value-type="float" office:value="2.283934805">
                <text:p>2.283934805</text:p>
              </table:table-cell>
              <table:table-cell office:value-type="float" office:value="3.748897383">
                <text:p>3.748897383</text:p>
              </table:table-cell>
              <table:table-cell office:value-type="float" office:value="0.565153548">
                <text:p>0.565153548</text:p>
              </table:table-cell>
              <table:table-cell office:value-type="float" office:value="0.901">
                <text:p>0.901</text:p>
              </table:table-cell>
              <table:table-cell office:value-type="float" office:value="0.037">
                <text:p>0.037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84">
                <text:p>47284</text:p>
              </table:table-cell>
              <table:table-cell office:value-type="float" office:value="1.96880634">
                <text:p>1.96880634</text:p>
              </table:table-cell>
              <table:table-cell office:value-type="float" office:value="3.544782643">
                <text:p>3.544782643</text:p>
              </table:table-cell>
              <table:table-cell office:value-type="float" office:value="0.374944829">
                <text:p>0.374944829</text:p>
              </table:table-cell>
              <table:table-cell office:value-type="float" office:value="1.26">
                <text:p>1.26</text:p>
              </table:table-cell>
              <table:table-cell office:value-type="float" office:value="0.053">
                <text:p>0.05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48455">
                <text:p>25548455</text:p>
              </table:table-cell>
              <table:table-cell office:value-type="float" office:value="2.671511493">
                <text:p>2.671511493</text:p>
              </table:table-cell>
              <table:table-cell office:value-type="float" office:value="4.403826826">
                <text:p>4.403826826</text:p>
              </table:table-cell>
              <table:table-cell office:value-type="float" office:value="0.736214618">
                <text:p>0.736214618</text:p>
              </table:table-cell>
              <table:table-cell office:value-type="float" office:value="19.616">
                <text:p>19.616</text:p>
              </table:table-cell>
              <table:table-cell office:value-type="float" office:value="1.02">
                <text:p>1.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471">
                <text:p>696471</text:p>
              </table:table-cell>
              <table:table-cell office:value-type="float" office:value="1.989655828">
                <text:p>1.989655828</text:p>
              </table:table-cell>
              <table:table-cell office:value-type="float" office:value="3.457816912">
                <text:p>3.457816912</text:p>
              </table:table-cell>
              <table:table-cell office:value-type="float" office:value="0.400593376">
                <text:p>0.400593376</text:p>
              </table:table-cell>
              <table:table-cell office:value-type="float" office:value="0.652">
                <text:p>0.652</text:p>
              </table:table-cell>
              <table:table-cell office:value-type="float" office:value="0.03">
                <text:p>0.0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52722">
                <text:p>20552722</text:p>
              </table:table-cell>
              <table:table-cell office:value-type="float" office:value="2.623762034">
                <text:p>2.623762034</text:p>
              </table:table-cell>
              <table:table-cell office:value-type="float" office:value="4.090320363">
                <text:p>4.090320363</text:p>
              </table:table-cell>
              <table:table-cell office:value-type="float" office:value="0.725430701">
                <text:p>0.725430701</text:p>
              </table:table-cell>
              <table:table-cell office:value-type="float" office:value="13.962">
                <text:p>13.962</text:p>
              </table:table-cell>
              <table:table-cell office:value-type="float" office:value="1.117">
                <text:p>1.11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2612">
                <text:p>152612</text:p>
              </table:table-cell>
              <table:table-cell office:value-type="float" office:value="2.086889819">
                <text:p>2.086889819</text:p>
              </table:table-cell>
              <table:table-cell office:value-type="float" office:value="3.655854884">
                <text:p>3.655854884</text:p>
              </table:table-cell>
              <table:table-cell office:value-type="float" office:value="0.454146688">
                <text:p>0.454146688</text:p>
              </table:table-cell>
              <table:table-cell office:value-type="float" office:value="0.627">
                <text:p>0.627</text:p>
              </table:table-cell>
              <table:table-cell office:value-type="float" office:value="0.022">
                <text:p>0.02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25112">
                <text:p>5425112</text:p>
              </table:table-cell>
              <table:table-cell office:value-type="float" office:value="2.802753496">
                <text:p>2.802753496</text:p>
              </table:table-cell>
              <table:table-cell office:value-type="float" office:value="4.436951878">
                <text:p>4.436951878</text:p>
              </table:table-cell>
              <table:table-cell office:value-type="float" office:value="0.80952091">
                <text:p>0.80952091</text:p>
              </table:table-cell>
              <table:table-cell office:value-type="float" office:value="5.588">
                <text:p>5.588</text:p>
              </table:table-cell>
              <table:table-cell office:value-type="float" office:value="0.279">
                <text:p>0.279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741">
                <text:p>331741</text:p>
              </table:table-cell>
              <table:table-cell office:value-type="float" office:value="2.060754055">
                <text:p>2.060754055</text:p>
              </table:table-cell>
              <table:table-cell office:value-type="float" office:value="3.615073243">
                <text:p>3.615073243</text:p>
              </table:table-cell>
              <table:table-cell office:value-type="float" office:value="0.448819245">
                <text:p>0.448819245</text:p>
              </table:table-cell>
              <table:table-cell office:value-type="float" office:value="2.229">
                <text:p>2.229</text:p>
              </table:table-cell>
              <table:table-cell office:value-type="float" office:value="0.086">
                <text:p>0.086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91267">
                <text:p>26391267</text:p>
              </table:table-cell>
              <table:table-cell office:value-type="float" office:value="2.6931968">
                <text:p>2.6931968</text:p>
              </table:table-cell>
              <table:table-cell office:value-type="float" office:value="4.249160325">
                <text:p>4.249160325</text:p>
              </table:table-cell>
              <table:table-cell office:value-type="float" office:value="0.78537952">
                <text:p>0.78537952</text:p>
              </table:table-cell>
              <table:table-cell office:value-type="float" office:value="19.165">
                <text:p>19.165</text:p>
              </table:table-cell>
              <table:table-cell office:value-type="float" office:value="1.181">
                <text:p>1.18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7526">
                <text:p>1617526</text:p>
              </table:table-cell>
              <table:table-cell office:value-type="float" office:value="2.471012003">
                <text:p>2.471012003</text:p>
              </table:table-cell>
              <table:table-cell office:value-type="float" office:value="4.031731379">
                <text:p>4.031731379</text:p>
              </table:table-cell>
              <table:table-cell office:value-type="float" office:value="0.657220944">
                <text:p>0.657220944</text:p>
              </table:table-cell>
              <table:table-cell office:value-type="float" office:value="2.849">
                <text:p>2.849</text:p>
              </table:table-cell>
              <table:table-cell office:value-type="float" office:value="0.269">
                <text:p>0.26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04289">
                <text:p>15504289</text:p>
              </table:table-cell>
              <table:table-cell office:value-type="float" office:value="4.263855192">
                <text:p>4.263855192</text:p>
              </table:table-cell>
              <table:table-cell office:value-type="float" office:value="5.984259888">
                <text:p>5.984259888</text:p>
              </table:table-cell>
              <table:table-cell office:value-type="float" office:value="1.549838192">
                <text:p>1.549838192</text:p>
              </table:table-cell>
              <table:table-cell office:value-type="float" office:value="14.366">
                <text:p>14.366</text:p>
              </table:table-cell>
              <table:table-cell office:value-type="float" office:value="0.615">
                <text:p>0.6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04229">
                <text:p>15604229</text:p>
              </table:table-cell>
              <table:table-cell office:value-type="float" office:value="2.386057289">
                <text:p>2.386057289</text:p>
              </table:table-cell>
              <table:table-cell office:value-type="float" office:value="3.889020765">
                <text:p>3.889020765</text:p>
              </table:table-cell>
              <table:table-cell office:value-type="float" office:value="0.615648749">
                <text:p>0.615648749</text:p>
              </table:table-cell>
              <table:table-cell office:value-type="float" office:value="11.536">
                <text:p>11.536</text:p>
              </table:table-cell>
              <table:table-cell office:value-type="float" office:value="0.548">
                <text:p>0.54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4589">
                <text:p>2634589</text:p>
              </table:table-cell>
              <table:table-cell office:value-type="float" office:value="3.209698899">
                <text:p>3.209698899</text:p>
              </table:table-cell>
              <table:table-cell office:value-type="float" office:value="4.772713097">
                <text:p>4.772713097</text:p>
              </table:table-cell>
              <table:table-cell office:value-type="float" office:value="1.024448712">
                <text:p>1.024448712</text:p>
              </table:table-cell>
              <table:table-cell office:value-type="float" office:value="3.386">
                <text:p>3.386</text:p>
              </table:table-cell>
              <table:table-cell office:value-type="float" office:value="0.161">
                <text:p>0.16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7094">
                <text:p>4207094</text:p>
              </table:table-cell>
              <table:table-cell office:value-type="float" office:value="2.107593874">
                <text:p>2.107593874</text:p>
              </table:table-cell>
              <table:table-cell office:value-type="float" office:value="3.664532445">
                <text:p>3.664532445</text:p>
              </table:table-cell>
              <table:table-cell office:value-type="float" office:value="0.446467534">
                <text:p>0.446467534</text:p>
              </table:table-cell>
              <table:table-cell office:value-type="float" office:value="4.606">
                <text:p>4.606</text:p>
              </table:table-cell>
              <table:table-cell office:value-type="float" office:value="0.204">
                <text:p>0.2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54902">
                <text:p>6354902</text:p>
              </table:table-cell>
              <table:table-cell office:value-type="float" office:value="2.451820756">
                <text:p>2.451820756</text:p>
              </table:table-cell>
              <table:table-cell office:value-type="float" office:value="4.062040357">
                <text:p>4.062040357</text:p>
              </table:table-cell>
              <table:table-cell office:value-type="float" office:value="0.63335551">
                <text:p>0.63335551</text:p>
              </table:table-cell>
              <table:table-cell office:value-type="float" office:value="4.351">
                <text:p>4.351</text:p>
              </table:table-cell>
              <table:table-cell office:value-type="float" office:value="0.218">
                <text:p>0.2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1629">
                <text:p>2601629</text:p>
              </table:table-cell>
              <table:table-cell office:value-type="float" office:value="2.075531029">
                <text:p>2.075531029</text:p>
              </table:table-cell>
              <table:table-cell office:value-type="float" office:value="3.591461176">
                <text:p>3.591461176</text:p>
              </table:table-cell>
              <table:table-cell office:value-type="float" office:value="0.431845103">
                <text:p>0.431845103</text:p>
              </table:table-cell>
              <table:table-cell office:value-type="float" office:value="3.335">
                <text:p>3.335</text:p>
              </table:table-cell>
              <table:table-cell office:value-type="float" office:value="0.179">
                <text:p>0.17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273">
                <text:p>405273</text:p>
              </table:table-cell>
              <table:table-cell office:value-type="float" office:value="1.968566859">
                <text:p>1.968566859</text:p>
              </table:table-cell>
              <table:table-cell office:value-type="float" office:value="3.572108273">
                <text:p>3.572108273</text:p>
              </table:table-cell>
              <table:table-cell office:value-type="float" office:value="0.379821692">
                <text:p>0.379821692</text:p>
              </table:table-cell>
              <table:table-cell office:value-type="float" office:value="0.858">
                <text:p>0.858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5540">
                <text:p>3515540</text:p>
              </table:table-cell>
              <table:table-cell office:value-type="float" office:value="2.160508437">
                <text:p>2.160508437</text:p>
              </table:table-cell>
              <table:table-cell office:value-type="float" office:value="3.738628306">
                <text:p>3.738628306</text:p>
              </table:table-cell>
              <table:table-cell office:value-type="float" office:value="0.482456371">
                <text:p>0.482456371</text:p>
              </table:table-cell>
              <table:table-cell office:value-type="float" office:value="4.327">
                <text:p>4.327</text:p>
              </table:table-cell>
              <table:table-cell office:value-type="float" office:value="0.207">
                <text:p>0.20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4683">
                <text:p>1224683</text:p>
              </table:table-cell>
              <table:table-cell office:value-type="float" office:value="2.699202465">
                <text:p>2.699202465</text:p>
              </table:table-cell>
              <table:table-cell office:value-type="float" office:value="4.248910739">
                <text:p>4.248910739</text:p>
              </table:table-cell>
              <table:table-cell office:value-type="float" office:value="0.763830072">
                <text:p>0.763830072</text:p>
              </table:table-cell>
              <table:table-cell office:value-type="float" office:value="2.091">
                <text:p>2.091</text:p>
              </table:table-cell>
              <table:table-cell office:value-type="float" office:value="0.095">
                <text:p>0.09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7162">
                <text:p>1927162</text:p>
              </table:table-cell>
              <table:table-cell office:value-type="float" office:value="2.343489128">
                <text:p>2.343489128</text:p>
              </table:table-cell>
              <table:table-cell office:value-type="float" office:value="3.950286019">
                <text:p>3.950286019</text:p>
              </table:table-cell>
              <table:table-cell office:value-type="float" office:value="0.594372219">
                <text:p>0.594372219</text:p>
              </table:table-cell>
              <table:table-cell office:value-type="float" office:value="4.887">
                <text:p>4.887</text:p>
              </table:table-cell>
              <table:table-cell office:value-type="float" office:value="0.225">
                <text:p>0.22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80475">
                <text:p>19680475</text:p>
              </table:table-cell>
              <table:table-cell office:value-type="float" office:value="2.679004715">
                <text:p>2.679004715</text:p>
              </table:table-cell>
              <table:table-cell office:value-type="float" office:value="4.397149003">
                <text:p>4.397149003</text:p>
              </table:table-cell>
              <table:table-cell office:value-type="float" office:value="0.756791176">
                <text:p>0.756791176</text:p>
              </table:table-cell>
              <table:table-cell office:value-type="float" office:value="16.911">
                <text:p>16.911</text:p>
              </table:table-cell>
              <table:table-cell office:value-type="float" office:value="0.822">
                <text:p>0.82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06326">
                <text:p>33206326</text:p>
              </table:table-cell>
              <table:table-cell office:value-type="float" office:value="2.917949505">
                <text:p>2.917949505</text:p>
              </table:table-cell>
              <table:table-cell office:value-type="float" office:value="4.525581289">
                <text:p>4.525581289</text:p>
              </table:table-cell>
              <table:table-cell office:value-type="float" office:value="0.870946309">
                <text:p>0.870946309</text:p>
              </table:table-cell>
              <table:table-cell office:value-type="float" office:value="24.532">
                <text:p>24.532</text:p>
              </table:table-cell>
              <table:table-cell office:value-type="float" office:value="1.369">
                <text:p>1.36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9963">
                <text:p>2969963</text:p>
              </table:table-cell>
              <table:table-cell office:value-type="float" office:value="2.553761228">
                <text:p>2.553761228</text:p>
              </table:table-cell>
              <table:table-cell office:value-type="float" office:value="4.143262751">
                <text:p>4.143262751</text:p>
              </table:table-cell>
              <table:table-cell office:value-type="float" office:value="0.718431928">
                <text:p>0.718431928</text:p>
              </table:table-cell>
              <table:table-cell office:value-type="float" office:value="2.76">
                <text:p>2.76</text:p>
              </table:table-cell>
              <table:table-cell office:value-type="float" office:value="0.122">
                <text:p>0.12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78858">
                <text:p>5778858</text:p>
              </table:table-cell>
              <table:table-cell office:value-type="float" office:value="2.27827128">
                <text:p>2.27827128</text:p>
              </table:table-cell>
              <table:table-cell office:value-type="float" office:value="3.665744169">
                <text:p>3.665744169</text:p>
              </table:table-cell>
              <table:table-cell office:value-type="float" office:value="0.474927957">
                <text:p>0.474927957</text:p>
              </table:table-cell>
              <table:table-cell office:value-type="float" office:value="4.507">
                <text:p>4.507</text:p>
              </table:table-cell>
              <table:table-cell office:value-type="float" office:value="0.221">
                <text:p>0.2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17434">
                <text:p>22017434</text:p>
              </table:table-cell>
              <table:table-cell office:value-type="float" office:value="2.628929775">
                <text:p>2.628929775</text:p>
              </table:table-cell>
              <table:table-cell office:value-type="float" office:value="4.313087548">
                <text:p>4.313087548</text:p>
              </table:table-cell>
              <table:table-cell office:value-type="float" office:value="0.719282531">
                <text:p>0.719282531</text:p>
              </table:table-cell>
              <table:table-cell office:value-type="float" office:value="17.682">
                <text:p>17.682</text:p>
              </table:table-cell>
              <table:table-cell office:value-type="float" office:value="0.938">
                <text:p>0.93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2748">
                <text:p>1302748</text:p>
              </table:table-cell>
              <table:table-cell office:value-type="float" office:value="2.103796495">
                <text:p>2.103796495</text:p>
              </table:table-cell>
              <table:table-cell office:value-type="float" office:value="3.627786793">
                <text:p>3.627786793</text:p>
              </table:table-cell>
              <table:table-cell office:value-type="float" office:value="0.393414488">
                <text:p>0.393414488</text:p>
              </table:table-cell>
              <table:table-cell office:value-type="float" office:value="1.201">
                <text:p>1.201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6191">
                <text:p>486191</text:p>
              </table:table-cell>
              <table:table-cell office:value-type="float" office:value="2.257695447">
                <text:p>2.257695447</text:p>
              </table:table-cell>
              <table:table-cell office:value-type="float" office:value="3.805072384">
                <text:p>3.805072384</text:p>
              </table:table-cell>
              <table:table-cell office:value-type="float" office:value="0.545868868">
                <text:p>0.545868868</text:p>
              </table:table-cell>
              <table:table-cell office:value-type="float" office:value="2.516">
                <text:p>2.516</text:p>
              </table:table-cell>
              <table:table-cell office:value-type="float" office:value="0.101">
                <text:p>0.10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211656">
                <text:p>44211656</text:p>
              </table:table-cell>
              <table:table-cell office:value-type="float" office:value="3.483011011">
                <text:p>3.483011011</text:p>
              </table:table-cell>
              <table:table-cell office:value-type="float" office:value="5.13611391">
                <text:p>5.13611391</text:p>
              </table:table-cell>
              <table:table-cell office:value-type="float" office:value="1.133290021">
                <text:p>1.133290021</text:p>
              </table:table-cell>
              <table:table-cell office:value-type="float" office:value="34.456">
                <text:p>34.456</text:p>
              </table:table-cell>
              <table:table-cell office:value-type="float" office:value="2.033">
                <text:p>2.03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8908">
                <text:p>1498908</text:p>
              </table:table-cell>
              <table:table-cell office:value-type="float" office:value="2.250906122">
                <text:p>2.250906122</text:p>
              </table:table-cell>
              <table:table-cell office:value-type="float" office:value="3.761565746">
                <text:p>3.761565746</text:p>
              </table:table-cell>
              <table:table-cell office:value-type="float" office:value="0.529782428">
                <text:p>0.529782428</text:p>
              </table:table-cell>
              <table:table-cell office:value-type="float" office:value="1.242">
                <text:p>1.242</text:p>
              </table:table-cell>
              <table:table-cell office:value-type="float" office:value="0.053">
                <text:p>0.05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1717">
                <text:p>4661717</text:p>
              </table:table-cell>
              <table:table-cell office:value-type="float" office:value="2.691307675">
                <text:p>2.691307675</text:p>
              </table:table-cell>
              <table:table-cell office:value-type="float" office:value="4.288987437">
                <text:p>4.288987437</text:p>
              </table:table-cell>
              <table:table-cell office:value-type="float" office:value="0.745543876">
                <text:p>0.745543876</text:p>
              </table:table-cell>
              <table:table-cell office:value-type="float" office:value="5.406">
                <text:p>5.406</text:p>
              </table:table-cell>
              <table:table-cell office:value-type="float" office:value="0.26">
                <text:p>0.2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092">
                <text:p>281092</text:p>
              </table:table-cell>
              <table:table-cell office:value-type="float" office:value="1.967606895">
                <text:p>1.967606895</text:p>
              </table:table-cell>
              <table:table-cell office:value-type="float" office:value="3.52839634">
                <text:p>3.52839634</text:p>
              </table:table-cell>
              <table:table-cell office:value-type="float" office:value="0.373283934">
                <text:p>0.373283934</text:p>
              </table:table-cell>
              <table:table-cell office:value-type="float" office:value="0.309">
                <text:p>0.309</text:p>
              </table:table-cell>
              <table:table-cell office:value-type="float" office:value="0.012">
                <text:p>0.01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9261">
                <text:p>2039261</text:p>
              </table:table-cell>
              <table:table-cell office:value-type="float" office:value="2.023766387">
                <text:p>2.023766387</text:p>
              </table:table-cell>
              <table:table-cell office:value-type="float" office:value="3.479261079">
                <text:p>3.479261079</text:p>
              </table:table-cell>
              <table:table-cell office:value-type="float" office:value="0.399852635">
                <text:p>0.399852635</text:p>
              </table:table-cell>
              <table:table-cell office:value-type="float" office:value="1.752">
                <text:p>1.752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9996">
                <text:p>3049996</text:p>
              </table:table-cell>
              <table:table-cell office:value-type="float" office:value="2.462137542">
                <text:p>2.462137542</text:p>
              </table:table-cell>
              <table:table-cell office:value-type="float" office:value="4.010561778">
                <text:p>4.010561778</text:p>
              </table:table-cell>
              <table:table-cell office:value-type="float" office:value="0.65541764">
                <text:p>0.65541764</text:p>
              </table:table-cell>
              <table:table-cell office:value-type="float" office:value="3.441">
                <text:p>3.441</text:p>
              </table:table-cell>
              <table:table-cell office:value-type="float" office:value="0.16">
                <text:p>0.1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76379">
                <text:p>12076379</text:p>
              </table:table-cell>
              <table:table-cell office:value-type="float" office:value="3.5232747">
                <text:p>3.5232747</text:p>
              </table:table-cell>
              <table:table-cell office:value-type="float" office:value="5.053852504">
                <text:p>5.053852504</text:p>
              </table:table-cell>
              <table:table-cell office:value-type="float" office:value="1.121834254">
                <text:p>1.121834254</text:p>
              </table:table-cell>
              <table:table-cell office:value-type="float" office:value="10.457">
                <text:p>10.457</text:p>
              </table:table-cell>
              <table:table-cell office:value-type="float" office:value="0.57">
                <text:p>0.5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950">
                <text:p>155950</text:p>
              </table:table-cell>
              <table:table-cell office:value-type="float" office:value="2.006025512">
                <text:p>2.006025512</text:p>
              </table:table-cell>
              <table:table-cell office:value-type="float" office:value="3.728027719">
                <text:p>3.728027719</text:p>
              </table:table-cell>
              <table:table-cell office:value-type="float" office:value="0.369425648">
                <text:p>0.369425648</text:p>
              </table:table-cell>
              <table:table-cell office:value-type="float" office:value="0.212">
                <text:p>0.212</text:p>
              </table:table-cell>
              <table:table-cell office:value-type="float" office:value="0.008">
                <text:p>0.008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92403">
                <text:p>10992403</text:p>
              </table:table-cell>
              <table:table-cell office:value-type="float" office:value="2.277810966">
                <text:p>2.277810966</text:p>
              </table:table-cell>
              <table:table-cell office:value-type="float" office:value="3.995737187">
                <text:p>3.995737187</text:p>
              </table:table-cell>
              <table:table-cell office:value-type="float" office:value="0.552924546">
                <text:p>0.552924546</text:p>
              </table:table-cell>
              <table:table-cell office:value-type="float" office:value="8.795">
                <text:p>8.795</text:p>
              </table:table-cell>
              <table:table-cell office:value-type="float" office:value="0.518">
                <text:p>0.51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93616">
                <text:p>7893616</text:p>
              </table:table-cell>
              <table:table-cell office:value-type="float" office:value="2.193401756">
                <text:p>2.193401756</text:p>
              </table:table-cell>
              <table:table-cell office:value-type="float" office:value="3.739194102">
                <text:p>3.739194102</text:p>
              </table:table-cell>
              <table:table-cell office:value-type="float" office:value="0.507742492">
                <text:p>0.507742492</text:p>
              </table:table-cell>
              <table:table-cell office:value-type="float" office:value="5.588">
                <text:p>5.588</text:p>
              </table:table-cell>
              <table:table-cell office:value-type="float" office:value="0.28">
                <text:p>0.2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67787">
                <text:p>9467787</text:p>
              </table:table-cell>
              <table:table-cell office:value-type="float" office:value="2.385515248">
                <text:p>2.385515248</text:p>
              </table:table-cell>
              <table:table-cell office:value-type="float" office:value="4.038601086">
                <text:p>4.038601086</text:p>
              </table:table-cell>
              <table:table-cell office:value-type="float" office:value="0.61122467">
                <text:p>0.61122467</text:p>
              </table:table-cell>
              <table:table-cell office:value-type="float" office:value="9.464">
                <text:p>9.464</text:p>
              </table:table-cell>
              <table:table-cell office:value-type="float" office:value="0.415">
                <text:p>0.41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28325">
                <text:p>6928325</text:p>
              </table:table-cell>
              <table:table-cell office:value-type="float" office:value="2.989381627">
                <text:p>2.989381627</text:p>
              </table:table-cell>
              <table:table-cell office:value-type="float" office:value="4.555482071">
                <text:p>4.555482071</text:p>
              </table:table-cell>
              <table:table-cell office:value-type="float" office:value="0.883792173">
                <text:p>0.883792173</text:p>
              </table:table-cell>
              <table:table-cell office:value-type="float" office:value="6.317">
                <text:p>6.317</text:p>
              </table:table-cell>
              <table:table-cell office:value-type="float" office:value="0.32">
                <text:p>0.3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24973">
                <text:p>8524973</text:p>
              </table:table-cell>
              <table:table-cell office:value-type="float" office:value="2.301006175">
                <text:p>2.301006175</text:p>
              </table:table-cell>
              <table:table-cell office:value-type="float" office:value="3.828021287">
                <text:p>3.828021287</text:p>
              </table:table-cell>
              <table:table-cell office:value-type="float" office:value="0.57639964">
                <text:p>0.57639964</text:p>
              </table:table-cell>
              <table:table-cell office:value-type="float" office:value="4.856">
                <text:p>4.856</text:p>
              </table:table-cell>
              <table:table-cell office:value-type="float" office:value="0.264">
                <text:p>0.26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41991">
                <text:p>4341991</text:p>
              </table:table-cell>
              <table:table-cell office:value-type="float" office:value="2.702174967">
                <text:p>2.702174967</text:p>
              </table:table-cell>
              <table:table-cell office:value-type="float" office:value="4.373364393">
                <text:p>4.373364393</text:p>
              </table:table-cell>
              <table:table-cell office:value-type="float" office:value="0.760619871">
                <text:p>0.760619871</text:p>
              </table:table-cell>
              <table:table-cell office:value-type="float" office:value="7.171">
                <text:p>7.171</text:p>
              </table:table-cell>
              <table:table-cell office:value-type="float" office:value="0.81">
                <text:p>0.8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06992">
                <text:p>5906992</text:p>
              </table:table-cell>
              <table:table-cell office:value-type="float" office:value="2.916135299">
                <text:p>2.916135299</text:p>
              </table:table-cell>
              <table:table-cell office:value-type="float" office:value="4.921459225">
                <text:p>4.921459225</text:p>
              </table:table-cell>
              <table:table-cell office:value-type="float" office:value="0.869295707">
                <text:p>0.869295707</text:p>
              </table:table-cell>
              <table:table-cell office:value-type="float" office:value="6.511">
                <text:p>6.511</text:p>
              </table:table-cell>
              <table:table-cell office:value-type="float" office:value="0.305">
                <text:p>0.305</text:p>
              </table:table-cell>
              <table:table-cell office:value-type="float" office:value="0.031">
                <text:p>0.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